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353cm" fo:keep-with-next="always" fo:keep-together="always" style:writing-mode="lr-tb"/>
    </style:style>
    <style:style style:name="P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5" style:family="paragraph" style:parent-style-name="Title">
      <style:paragraph-properties fo:break-before="auto" fo:line-height="115%" fo:keep-with-next="always" fo:keep-together="always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keep-with-next="always" fo:keep-together="always" style:writing-mode="lr-tb"/>
    </style:style>
    <style:style style:name="T6_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2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3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4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5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6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7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8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9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10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1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P7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2" style:family="paragraph" style:parent-style-name="Heading_20_1">
      <style:paragraph-properties fo:break-before="auto" fo:line-height="115%" fo:keep-with-next="always" fo:keep-together="always" style:writing-mode="lr-tb"/>
    </style:style>
    <style:style style:name="T12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keep-with-next="always" fo:keep-together="always" style:writing-mode="lr-tb"/>
    </style:style>
    <style:style style:name="T13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keep-with-next="always" fo:keep-together="always" style:writing-mode="lr-tb"/>
    </style:style>
    <style:style style:name="T14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keep-with-next="always" fo:keep-together="always" style:writing-mode="lr-tb"/>
    </style:style>
    <style:style style:name="T15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4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P29" style:family="paragraph" style:parent-style-name="Heading_20_4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P31" style:family="paragraph" style:parent-style-name="Heading_20_4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4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P35" style:family="paragraph" style:parent-style-name="Standard">
      <style:paragraph-properties fo:break-before="auto" fo:line-height="115%" style:writing-mode="lr-tb"/>
      <style:text-properties fo:color="#666666" style:font-name="Trebuchet MS" style:font-name-asian="Trebuchet MS" style:font-name-complex="Trebuchet MS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666666" style:font-name="Trebuchet MS" style:font-name-asian="Trebuchet MS" style:font-name-complex="Trebuchet MS"/>
    </style:style>
    <style:style style:name="T36_2" style:family="text">
      <style:text-properties fo:color="#666666" style:font-name="Trebuchet MS" style:font-name-asian="Trebuchet MS" style:font-name-complex="Trebuchet MS"/>
    </style:style>
    <style:style style:name="T36_3" style:family="text">
      <style:text-properties fo:color="#666666" style:font-name="Trebuchet MS" style:font-name-asian="Trebuchet MS" style:font-name-complex="Trebuchet MS"/>
    </style:style>
    <style:style style:name="T36_4" style:family="text">
      <style:text-properties fo:color="#666666" style:font-name="Trebuchet MS" style:font-name-asian="Trebuchet MS" style:font-name-complex="Trebuchet MS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39_3" style:family="text">
      <style:text-properties fo:background-color="#ffffff" fo:color="#ff00ff" style:font-name="Courier New" fo:font-size="10pt" style:font-name-asian="Courier New" style:font-size-asian="10pt" style:font-name-complex="Courier New" style:font-size-complex="10pt"/>
    </style:style>
    <style:style style:name="T3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39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6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6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6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8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43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6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45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6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6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6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8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48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0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0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0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break-before="auto" fo:line-height="115%" style:writing-mode="lr-tb"/>
      <style:text-properties fo:color="#666666" style:font-name="Trebuchet MS" style:font-name-asian="Trebuchet MS" style:font-name-complex="Trebuchet MS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page" fo:line-height="115%" style:writing-mode="lr-tb"/>
    </style:style>
    <style:style style:name="T56_1" style:family="text">
      <style:text-properties fo:color="#666666" style:font-name="Trebuchet MS" style:font-name-asian="Trebuchet MS" style:font-name-complex="Trebuchet MS"/>
    </style:style>
    <style:style style:name="T56_2" style:family="text">
      <style:text-properties fo:color="#666666" style:font-name="Trebuchet MS" style:font-name-asian="Trebuchet MS" style:font-name-complex="Trebuchet MS"/>
    </style:style>
    <style:style style:name="T56_3" style:family="text">
      <style:text-properties fo:color="#666666" style:font-name="Trebuchet MS" style:font-name-asian="Trebuchet MS" style:font-name-complex="Trebuchet MS"/>
    </style:style>
    <style:style style:name="T56_4" style:family="text">
      <style:text-properties fo:color="#666666" style:font-name="Trebuchet MS" style:font-name-asian="Trebuchet MS" style:font-name-complex="Trebuchet MS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fo:background-color="#ffffff" fo:color="#ff00ff"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8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0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5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8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9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0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4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8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0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61_3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6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8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9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0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4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Heading_20_4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Heading_20_4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5<text:s/></text:span><text:span text:style-name="T6_3">Merkmalextraktion</text:span><text:span text:style-name="T6_4"><text:s/></text:span><text:span text:style-name="T6_5">mit</text:span><text:span text:style-name="T6_6"><text:s/></text:span><text:span text:style-name="T6_7">Nicht</text:span><text:span text:style-name="T6_8">-</text:span><text:span text:style-name="T6_9">Negativer</text:span><text:span text:style-name="T6_10"><text:s/></text:span><text:span text:style-name="T6_11">Matrixfaktorisierung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5.</text:span></text:p>
      <text:p text:style-name="P24"/>
      <text:p text:style-name="P25"/>
      <text:h text:style-name="P26" text:outline-level="10"><text:bookmark-start text:name="h.u4ivfmcu652o"/><text:bookmark-end text:name="h.u4ivfmcu652o"/><text:span text:style-name="T26_1">2.1<text:s/></text:span><text:span text:style-name="T26_2">Binden</text:span><text:span text:style-name="T26_3"><text:s/></text:span><text:span text:style-name="T26_4">Sie</text:span><text:span text:style-name="T26_5"><text:s/></text:span><text:span text:style-name="T26_6">die</text:span><text:span text:style-name="T26_7"><text:s/></text:span><text:span text:style-name="T26_8">Bibliothek</text:span><text:span text:style-name="T26_9"><text:s/></text:span><text:span text:style-name="T26_10">feedparser</text:span><text:span text:style-name="T26_11"><text:s/></text:span><text:span text:style-name="T26_12">ein</text:span><text:span text:style-name="T26_13">.<text:s/></text:span><text:span text:style-name="T26_14">Übergeben</text:span><text:span text:style-name="T26_15"><text:s/></text:span><text:span text:style-name="T26_16">Sie</text:span><text:span text:style-name="T26_17"><text:s/></text:span><text:span text:style-name="T26_18">der</text:span><text:span text:style-name="T26_19"><text:s/></text:span><text:span text:style-name="T26_20">Funktion</text:span><text:span text:style-name="T26_21"><text:s/></text:span><text:span text:style-name="T26_22">feedparser</text:span><text:span text:style-name="T26_23">.</text:span><text:span text:style-name="T26_24">parse</text:span><text:span text:style-name="T26_25">()<text:s/></text:span><text:span text:style-name="T26_26">die</text:span><text:span text:style-name="T26_27"><text:s/></text:span><text:span text:style-name="T26_28">Elemente</text:span><text:span text:style-name="T26_29"><text:s/></text:span><text:span text:style-name="T26_30">der</text:span><text:span text:style-name="T26_31"><text:s/></text:span><text:span text:style-name="T26_32">angelegten</text:span><text:span text:style-name="T26_33"><text:s/></text:span><text:span text:style-name="T26_34">Feed</text:span><text:span text:style-name="T26_35">-</text:span><text:span text:style-name="T26_36">Liste</text:span><text:span text:style-name="T26_37">.</text:span></text:h>
      <text:h text:style-name="P27" text:outline-level="10"><text:bookmark-start text:name="h.4s12yz3eaqbz"/><text:bookmark-end text:name="h.4s12yz3eaqbz"/><text:span text:style-name="T27_1">Was</text:span><text:span text:style-name="T27_2"><text:s/></text:span><text:span text:style-name="T27_3">für</text:span><text:span text:style-name="T27_4"><text:s/></text:span><text:span text:style-name="T27_5">eine</text:span><text:span text:style-name="T27_6"><text:s/></text:span><text:span text:style-name="T27_7">Datenstruktur</text:span><text:span text:style-name="T27_8"><text:s/></text:span><text:span text:style-name="T27_9">liefert</text:span><text:span text:style-name="T27_10"><text:s/></text:span><text:span text:style-name="T27_11">die</text:span><text:span text:style-name="T27_12"><text:s/></text:span><text:span text:style-name="T27_13">Funktion</text:span><text:span text:style-name="T27_14"><text:s/></text:span><text:span text:style-name="T27_15">zurück</text:span><text:span text:style-name="T27_16">?</text:span></text:h>
      <text:p text:style-name="P28"><text:span text:style-name="T28_1">Die</text:span><text:span text:style-name="T28_2"><text:s/></text:span><text:span text:style-name="T28_3">Funktion</text:span><text:span text:style-name="T28_4"><text:s/></text:span><text:span text:style-name="T28_5">parse</text:span><text:span text:style-name="T28_6">()<text:s/></text:span><text:span text:style-name="T28_7">liefert</text:span><text:span text:style-name="T28_8"><text:s/></text:span><text:span text:style-name="T28_9">ein</text:span><text:span text:style-name="T28_10"><text:s/></text:span><text:span text:style-name="T28_11">Dictionary</text:span><text:span text:style-name="T28_12"><text:s/></text:span><text:span text:style-name="T28_13">zurück</text:span><text:span text:style-name="T28_14">.<text:s/></text:span><text:span text:style-name="T28_15">Hauptsächlich</text:span><text:span text:style-name="T28_16"><text:s/></text:span><text:span text:style-name="T28_17">interessant</text:span><text:span text:style-name="T28_18"><text:s/></text:span><text:span text:style-name="T28_19">ist</text:span><text:span text:style-name="T28_20"><text:s/></text:span><text:span text:style-name="T28_21">dabei</text:span><text:span text:style-name="T28_22"><text:s/></text:span><text:span text:style-name="T28_23">die</text:span><text:span text:style-name="T28_24"><text:s/></text:span><text:span text:style-name="T28_25">Liste</text:span><text:span text:style-name="T28_26"><text:s/></text:span><text:span text:style-name="T28_27">entries</text:span><text:span text:style-name="T28_28">,<text:s/></text:span><text:span text:style-name="T28_29">die</text:span><text:span text:style-name="T28_30"><text:s/></text:span><text:span text:style-name="T28_31">alle</text:span><text:span text:style-name="T28_32"><text:s/></text:span><text:span text:style-name="T28_33">Einträge</text:span><text:span text:style-name="T28_34"><text:s/></text:span><text:span text:style-name="T28_35">des</text:span><text:span text:style-name="T28_36"><text:s/></text:span><text:span text:style-name="T28_37">RSS</text:span><text:span text:style-name="T28_38">-</text:span><text:span text:style-name="T28_39">Feeds</text:span><text:span text:style-name="T28_40"><text:s/></text:span><text:span text:style-name="T28_41">enthält</text:span><text:span text:style-name="T28_42">.</text:span></text:p>
      <text:h text:style-name="P29" text:outline-level="10"><text:bookmark-start text:name="h.nwurboe1uqan"/><text:bookmark-end text:name="h.nwurboe1uqan"/><text:span text:style-name="T29_1">Wie</text:span><text:span text:style-name="T29_2"><text:s/></text:span><text:span text:style-name="T29_3">kann</text:span><text:span text:style-name="T29_4"><text:s/></text:span><text:span text:style-name="T29_5">auf</text:span><text:span text:style-name="T29_6"><text:s/></text:span><text:span text:style-name="T29_7">den</text:span><text:span text:style-name="T29_8"><text:s/></text:span><text:span text:style-name="T29_9">Titel</text:span><text:span text:style-name="T29_10"><text:s/></text:span><text:span text:style-name="T29_11">und</text:span><text:span text:style-name="T29_12"><text:s/></text:span><text:span text:style-name="T29_13">die</text:span><text:span text:style-name="T29_14"><text:s/></text:span><text:span text:style-name="T29_15">Beschreibung</text:span><text:span text:style-name="T29_16"><text:s/></text:span><text:span text:style-name="T29_17">des</text:span><text:span text:style-name="T29_18"><text:s/></text:span><text:span text:style-name="T29_19">RSS</text:span><text:span text:style-name="T29_20">-</text:span><text:span text:style-name="T29_21">Feeds</text:span><text:span text:style-name="T29_22"><text:s/></text:span><text:span text:style-name="T29_23">zugegrien</text:span><text:span text:style-name="T29_24"><text:s/></text:span><text:span text:style-name="T29_25">werden</text:span><text:span text:style-name="T29_26">?</text:span></text:h>
      <text:p text:style-name="P30"><text:span text:style-name="T30_1">Um</text:span><text:span text:style-name="T30_2"><text:s/></text:span><text:span text:style-name="T30_3">auf</text:span><text:span text:style-name="T30_4"><text:s/></text:span><text:span text:style-name="T30_5">den</text:span><text:span text:style-name="T30_6"><text:s/></text:span><text:span text:style-name="T30_7">Titel</text:span><text:span text:style-name="T30_8"><text:s/></text:span><text:span text:style-name="T30_9">und</text:span><text:span text:style-name="T30_10"><text:s/></text:span><text:span text:style-name="T30_11">die</text:span><text:span text:style-name="T30_12"><text:s/></text:span><text:span text:style-name="T30_13">Beschreibung</text:span><text:span text:style-name="T30_14"><text:s/></text:span><text:span text:style-name="T30_15">eines</text:span><text:span text:style-name="T30_16"><text:s/></text:span><text:span text:style-name="T30_17">Eintrags</text:span><text:span text:style-name="T30_18"><text:s/></text:span><text:span text:style-name="T30_19">des</text:span><text:span text:style-name="T30_20"><text:s/></text:span><text:span text:style-name="T30_21">RSS</text:span><text:span text:style-name="T30_22">-</text:span><text:span text:style-name="T30_23">Feeds</text:span><text:span text:style-name="T30_24"><text:s/></text:span><text:span text:style-name="T30_25">zuzugreifen</text:span><text:span text:style-name="T30_26">,<text:s/></text:span><text:span text:style-name="T30_27">kann</text:span><text:span text:style-name="T30_28"><text:s/></text:span><text:span text:style-name="T30_29">entry</text:span><text:span text:style-name="T30_30">.</text:span><text:span text:style-name="T30_31">title</text:span><text:span text:style-name="T30_32"><text:s/></text:span><text:span text:style-name="T30_33">und</text:span><text:span text:style-name="T30_34"><text:s/></text:span><text:span text:style-name="T30_35">entry</text:span><text:span text:style-name="T30_36">.</text:span><text:span text:style-name="T30_37">description</text:span><text:span text:style-name="T30_38"><text:s/></text:span><text:span text:style-name="T30_39">verwendet</text:span><text:span text:style-name="T30_40"><text:s/></text:span><text:span text:style-name="T30_41">werden</text:span></text:p>
      <text:h text:style-name="P31" text:outline-level="10"><text:bookmark-start text:name="h.rwcuzefyqba5"/><text:bookmark-end text:name="h.rwcuzefyqba5"/><text:span text:style-name="T31_1">Lassen</text:span><text:span text:style-name="T31_2"><text:s/></text:span><text:span text:style-name="T31_3">Sie</text:span><text:span text:style-name="T31_4"><text:s/></text:span><text:span text:style-name="T31_5">sich</text:span><text:span text:style-name="T31_6"><text:s/></text:span><text:span text:style-name="T31_7">die</text:span><text:span text:style-name="T31_8"><text:s/></text:span><text:span text:style-name="T31_9">Titel</text:span><text:span text:style-name="T31_10"><text:s/></text:span><text:span text:style-name="T31_11">und</text:span><text:span text:style-name="T31_12"><text:s/></text:span><text:span text:style-name="T31_13">Inhalte</text:span><text:span text:style-name="T31_14"><text:s/></text:span><text:span text:style-name="T31_15">der</text:span><text:span text:style-name="T31_16"><text:s/></text:span><text:span text:style-name="T31_17">aktuellen</text:span><text:span text:style-name="T31_18"><text:s/></text:span><text:span text:style-name="T31_19">Artikel</text:span><text:span text:style-name="T31_20"><text:s/></text:span><text:span text:style-name="T31_21">der</text:span><text:span text:style-name="T31_22"><text:s/></text:span><text:span text:style-name="T31_23">von</text:span><text:span text:style-name="T31_24"><text:s/></text:span><text:span text:style-name="T31_25">Ihnen</text:span><text:span text:style-name="T31_26"><text:s/></text:span><text:span text:style-name="T31_27">ausgewählten</text:span><text:span text:style-name="T31_28"><text:s/></text:span><text:span text:style-name="T31_29">Nachrichten</text:span><text:span text:style-name="T31_30">-</text:span><text:span text:style-name="T31_31">Feeds</text:span><text:span text:style-name="T31_32"><text:s/></text:span><text:span text:style-name="T31_33">anzeigen</text:span><text:span text:style-name="T31_34">.</text:span></text:h>
      <text:p text:style-name="P32"><text:span text:style-name="T32_1">Ist</text:span><text:span text:style-name="T32_2"><text:s/></text:span><text:span text:style-name="T32_3">implementiert</text:span><text:span text:style-name="T32_4"><text:s/></text:span><text:span text:style-name="T32_5">in</text:span><text:span text:style-name="T32_6"><text:s/></text:span><text:span text:style-name="T32_7">der</text:span><text:span text:style-name="T32_8"><text:s/></text:span><text:span text:style-name="T32_9">Funktion</text:span><text:span text:style-name="T32_10"><text:s/></text:span><text:span text:style-name="T32_11">scrape</text:span><text:span text:style-name="T32_12">_</text:span><text:span text:style-name="T32_13">feedlist</text:span><text:span text:style-name="T32_14">()<text:s/></text:span><text:span text:style-name="T32_15">in</text:span><text:span text:style-name="T32_16"><text:s/></text:span><text:span text:style-name="T32_17">der</text:span><text:span text:style-name="T32_18"><text:s/></text:span><text:span text:style-name="T32_19">Unterfunktion</text:span><text:span text:style-name="T32_20"><text:s/></text:span><text:span text:style-name="T32_21">download</text:span><text:span text:style-name="T32_22">_</text:span><text:span text:style-name="T32_23">feeds</text:span><text:span text:style-name="T32_24">()</text:span></text:p>
      <text:p text:style-name="P33"/>
      <text:h text:style-name="P34" text:outline-level="10"><text:bookmark-start text:name="h.e2tnynz9nxq5"/><text:bookmark-end text:name="h.e2tnynz9nxq5"/><text:span text:style-name="T34_1">2.2.1<text:s/></text:span><text:span text:style-name="T34_2">Erklären</text:span><text:span text:style-name="T34_3"><text:s/></text:span><text:span text:style-name="T34_4">Sie</text:span><text:span text:style-name="T34_5"><text:s/></text:span><text:span text:style-name="T34_6">den</text:span><text:span text:style-name="T34_7"><text:s/></text:span><text:span text:style-name="T34_8">Ablauf</text:span><text:span text:style-name="T34_9"><text:s/></text:span><text:span text:style-name="T34_10">und</text:span><text:span text:style-name="T34_11"><text:s/></text:span><text:span text:style-name="T34_12">die</text:span><text:span text:style-name="T34_13"><text:s/></text:span><text:span text:style-name="T34_14">Rückgabewerte</text:span><text:span text:style-name="T34_15"><text:s/></text:span><text:span text:style-name="T34_16">der</text:span><text:span text:style-name="T34_17"><text:s/></text:span><text:span text:style-name="T34_18">Funktionen</text:span><text:span text:style-name="T34_19"><text:s/></text:span><text:span text:style-name="T34_20">stripHtml</text:span><text:span text:style-name="T34_21">(</text:span><text:span text:style-name="T34_22">h</text:span><text:span text:style-name="T34_23">)<text:s/></text:span><text:span text:style-name="T34_24">und</text:span><text:span text:style-name="T34_25"><text:s/></text:span><text:span text:style-name="T34_26">separatewords</text:span><text:span text:style-name="T34_27">(</text:span><text:span text:style-name="T34_28">text</text:span><text:span text:style-name="T34_29">)</text:span></text:h>
      <text:p text:style-name="P35"/>
      <text:p text:style-name="P36"><text:span text:style-name="T36_1">stripHtml</text:span><text:span text:style-name="T36_2">(</text:span><text:span text:style-name="T36_3">h</text:span><text:span text:style-name="T36_4">)</text:span></text:p>
      <text:p text:style-name="P37"><text:span text:style-name="T37_1">Die</text:span><text:span text:style-name="T37_2"><text:s/></text:span><text:span text:style-name="T37_3">Funktion</text:span><text:span text:style-name="T37_4"><text:s/></text:span><text:span text:style-name="T37_5">erhält</text:span><text:span text:style-name="T37_6"><text:s/></text:span><text:span text:style-name="T37_7">eine</text:span><text:span text:style-name="T37_8"><text:s/></text:span><text:span text:style-name="T37_9">Zeichenkette</text:span><text:span text:style-name="T37_10"><text:s/></text:span><text:span text:style-name="T37_11">mit</text:span><text:span text:style-name="T37_12"><text:s/></text:span><text:span text:style-name="T37_13">HTML</text:span><text:span text:style-name="T37_14">-</text:span><text:span text:style-name="T37_15">Tags</text:span><text:span text:style-name="T37_16"><text:s/></text:span><text:span text:style-name="T37_17">und</text:span><text:span text:style-name="T37_18"><text:s/></text:span><text:span text:style-name="T37_19">liefert</text:span><text:span text:style-name="T37_20"><text:s/></text:span><text:span text:style-name="T37_21">eine</text:span><text:span text:style-name="T37_22"><text:s/></text:span><text:span text:style-name="T37_23">um</text:span><text:span text:style-name="T37_24"><text:s/></text:span><text:span text:style-name="T37_25">diese</text:span><text:span text:style-name="T37_26"><text:s/></text:span><text:span text:style-name="T37_27">Tags</text:span><text:span text:style-name="T37_28"><text:s/></text:span><text:span text:style-name="T37_29">bereinigte</text:span><text:span text:style-name="T37_30"><text:s/></text:span><text:span text:style-name="T37_31">Kopie</text:span><text:span text:style-name="T37_32"><text:s/></text:span><text:span text:style-name="T37_33">der</text:span><text:span text:style-name="T37_34"><text:s/></text:span><text:span text:style-name="T37_35">Zeichenkette</text:span><text:span text:style-name="T37_36"><text:s/></text:span><text:span text:style-name="T37_37">zurück</text:span><text:span text:style-name="T37_38">.</text:span></text:p>
      <text:p text:style-name="P38"/>
      <text:p text:style-name="P39"><text:span text:style-name="T39_1">def</text:span><text:span text:style-name="T39_2"><text:s/></text:span><text:span text:style-name="T39_3">stripHTML</text:span><text:span text:style-name="T39_4">(</text:span><text:span text:style-name="T39_5">h</text:span><text:span text:style-name="T39_6">):</text:span></text:p>
      <text:p text:style-name="P40"><text:span text:style-name="T40_1"><text:s text:c="2"/></text:span><text:span text:style-name="T40_2">p</text:span><text:span text:style-name="T40_3"><text:s/></text:span><text:span text:style-name="T40_4">=</text:span><text:span text:style-name="T40_5"><text:s/></text:span><text:span text:style-name="T40_6">''</text:span></text:p>
      <text:p text:style-name="P41"><text:span text:style-name="T41_1"><text:s text:c="2"/></text:span><text:span text:style-name="T41_2">s</text:span><text:span text:style-name="T41_3"><text:s/></text:span><text:span text:style-name="T41_4">=</text:span><text:span text:style-name="T41_5"><text:s/></text:span><text:span text:style-name="T41_6">0</text:span></text:p>
      <text:p text:style-name="P42"><text:span text:style-name="T42_1"><text:s text:c="2"/></text:span><text:span text:style-name="T42_2">for</text:span><text:span text:style-name="T42_3"><text:s/></text:span><text:span text:style-name="T42_4">c</text:span><text:span text:style-name="T42_5"><text:s/></text:span><text:span text:style-name="T42_6">in</text:span><text:span text:style-name="T42_7"><text:s/></text:span><text:span text:style-name="T42_8">h</text:span><text:span text:style-name="T42_9">:</text:span></text:p>
      <text:p text:style-name="P43"><text:span text:style-name="T43_1"><text:s text:c="4"/></text:span><text:span text:style-name="T43_2">if</text:span><text:span text:style-name="T43_3"><text:s/></text:span><text:span text:style-name="T43_4">c</text:span><text:span text:style-name="T43_5"><text:s/></text:span><text:span text:style-name="T43_6">==</text:span><text:span text:style-name="T43_7"><text:s/></text:span><text:span text:style-name="T43_8">'&lt;'</text:span><text:span text:style-name="T43_9">:</text:span></text:p>
      <text:p text:style-name="P44"><text:span text:style-name="T44_1"><text:s text:c="6"/></text:span><text:span text:style-name="T44_2">s</text:span><text:span text:style-name="T44_3"><text:s/></text:span><text:span text:style-name="T44_4">=</text:span><text:span text:style-name="T44_5"><text:s/></text:span><text:span text:style-name="T44_6">1</text:span></text:p>
      <text:p text:style-name="P45"><text:span text:style-name="T45_1"><text:s text:c="4"/></text:span><text:span text:style-name="T45_2">elif</text:span><text:span text:style-name="T45_3"><text:s/></text:span><text:span text:style-name="T45_4">c</text:span><text:span text:style-name="T45_5"><text:s/></text:span><text:span text:style-name="T45_6">==</text:span><text:span text:style-name="T45_7"><text:s/></text:span><text:span text:style-name="T45_8">'&gt;'</text:span><text:span text:style-name="T45_9">:</text:span></text:p>
      <text:p text:style-name="P46"><text:span text:style-name="T46_1"><text:s text:c="6"/></text:span><text:span text:style-name="T46_2">s</text:span><text:span text:style-name="T46_3"><text:s/></text:span><text:span text:style-name="T46_4">=</text:span><text:span text:style-name="T46_5"><text:s/></text:span><text:span text:style-name="T46_6">0</text:span></text:p>
      <text:p text:style-name="P47"><text:span text:style-name="T47_1"><text:s text:c="6"/></text:span><text:span text:style-name="T47_2">p</text:span><text:span text:style-name="T47_3"><text:s/></text:span><text:span text:style-name="T47_4">+=</text:span><text:span text:style-name="T47_5"><text:s/></text:span><text:span text:style-name="T47_6">'<text:s/>'</text:span></text:p>
      <text:p text:style-name="P48"><text:span text:style-name="T48_1"><text:s text:c="4"/></text:span><text:span text:style-name="T48_2">elif</text:span><text:span text:style-name="T48_3"><text:s/></text:span><text:span text:style-name="T48_4">s</text:span><text:span text:style-name="T48_5"><text:s/></text:span><text:span text:style-name="T48_6">==</text:span><text:span text:style-name="T48_7"><text:s/></text:span><text:span text:style-name="T48_8">0</text:span><text:span text:style-name="T48_9">:</text:span></text:p>
      <text:p text:style-name="P49"><text:span text:style-name="T49_1"><text:s text:c="6"/></text:span><text:span text:style-name="T49_2">p</text:span><text:span text:style-name="T49_3"><text:s/></text:span><text:span text:style-name="T49_4">+=</text:span><text:span text:style-name="T49_5"><text:s/></text:span><text:span text:style-name="T49_6">c</text:span></text:p>
      <text:p text:style-name="P50"><text:span text:style-name="T50_1"><text:s text:c="2"/></text:span><text:span text:style-name="T50_2">return</text:span><text:span text:style-name="T50_3"><text:s/></text:span><text:span text:style-name="T50_4">p</text:span></text:p>
      <text:p text:style-name="P51"/>
      <text:p text:style-name="P52"><text:span text:style-name="T52_1">Die</text:span><text:span text:style-name="T52_2"><text:s/></text:span><text:span text:style-name="T52_3">Funktion</text:span><text:span text:style-name="T52_4"><text:s/></text:span><text:span text:style-name="T52_5">iteriert</text:span><text:span text:style-name="T52_6"><text:s/></text:span><text:span text:style-name="T52_7">über</text:span><text:span text:style-name="T52_8"><text:s/></text:span><text:span text:style-name="T52_9">jedes</text:span><text:span text:style-name="T52_10"><text:s/></text:span><text:span text:style-name="T52_11">Zeichen</text:span><text:span text:style-name="T52_12"><text:s/></text:span><text:span text:style-name="T52_13">c</text:span><text:span text:style-name="T52_14"><text:s/></text:span><text:span text:style-name="T52_15">einer</text:span><text:span text:style-name="T52_16"><text:s/></text:span><text:span text:style-name="T52_17">übergebenen</text:span><text:span text:style-name="T52_18"><text:s/></text:span><text:span text:style-name="T52_19">Zeichenkette</text:span><text:span text:style-name="T52_20"><text:s/></text:span><text:span text:style-name="T52_21">h</text:span><text:span text:style-name="T52_22">.</text:span></text:p>
      <text:p text:style-name="P53"><text:span text:style-name="T53_1">Die</text:span><text:span text:style-name="T53_2"><text:s/></text:span><text:span text:style-name="T53_3">Variable</text:span><text:span text:style-name="T53_4"><text:s/></text:span><text:span text:style-name="T53_5">s</text:span><text:span text:style-name="T53_6"><text:s/></text:span><text:span text:style-name="T53_7">wird</text:span><text:span text:style-name="T53_8"><text:s/></text:span><text:span text:style-name="T53_9">dafür</text:span><text:span text:style-name="T53_10"><text:s/></text:span><text:span text:style-name="T53_11">benutzt</text:span><text:span text:style-name="T53_12"><text:s/></text:span><text:span text:style-name="T53_13">um</text:span><text:span text:style-name="T53_14"><text:s/></text:span><text:span text:style-name="T53_15">festzustellen</text:span><text:span text:style-name="T53_16">,<text:s/></text:span><text:span text:style-name="T53_17">ob</text:span><text:span text:style-name="T53_18"><text:s/></text:span><text:span text:style-name="T53_19">der</text:span><text:span text:style-name="T53_20"><text:s/></text:span><text:span text:style-name="T53_21">aktuelle</text:span><text:span text:style-name="T53_22"><text:s/></text:span><text:span text:style-name="T53_23">Buchstabe</text:span><text:span text:style-name="T53_24"><text:s/></text:span><text:span text:style-name="T53_25">zwischen</text:span><text:span text:style-name="T53_26"><text:s/>‘&lt;’<text:s/></text:span><text:span text:style-name="T53_27">und</text:span><text:span text:style-name="T53_28"><text:s/>‘&gt;’<text:s/></text:span><text:span text:style-name="T53_29">liegt</text:span><text:span text:style-name="T53_30">,<text:s/></text:span><text:span text:style-name="T53_31">oder</text:span><text:span text:style-name="T53_32"><text:s/></text:span><text:span text:style-name="T53_33">außerhalb</text:span><text:span text:style-name="T53_34">.<text:s/></text:span><text:span text:style-name="T53_35">Wenn</text:span><text:span text:style-name="T53_36"><text:s/></text:span><text:span text:style-name="T53_37">das</text:span><text:span text:style-name="T53_38"><text:s/></text:span><text:span text:style-name="T53_39">Zeichen</text:span><text:span text:style-name="T53_40"><text:s/>‘&lt;’<text:s/></text:span><text:span text:style-name="T53_41">eingelesen</text:span><text:span text:style-name="T53_42"><text:s/></text:span><text:span text:style-name="T53_43">wird</text:span><text:span text:style-name="T53_44">,<text:s/></text:span><text:span text:style-name="T53_45">wird</text:span><text:span text:style-name="T53_46"><text:s/></text:span><text:span text:style-name="T53_47">s</text:span><text:span text:style-name="T53_48"><text:s/></text:span><text:span text:style-name="T53_49">auf</text:span><text:span text:style-name="T53_50"><text:s/>1<text:s/></text:span><text:span text:style-name="T53_51">gesetzt</text:span><text:span text:style-name="T53_52"><text:s/></text:span><text:span text:style-name="T53_53">und</text:span><text:span text:style-name="T53_54"><text:s/></text:span><text:span text:style-name="T53_55">alle</text:span><text:span text:style-name="T53_56"><text:s/></text:span><text:span text:style-name="T53_57">nun</text:span><text:span text:style-name="T53_58"><text:s/></text:span><text:span text:style-name="T53_59">folgenden</text:span><text:span text:style-name="T53_60"><text:s/></text:span><text:span text:style-name="T53_61">Zeichen</text:span><text:span text:style-name="T53_62"><text:s/></text:span><text:span text:style-name="T53_63">werden</text:span><text:span text:style-name="T53_64"><text:s/></text:span><text:span text:style-name="T53_65">ignoriert</text:span><text:span text:style-name="T53_66">,<text:s/></text:span><text:span text:style-name="T53_67">bis</text:span><text:span text:style-name="T53_68"><text:s/></text:span><text:span text:style-name="T53_69">ein</text:span><text:span text:style-name="T53_70"><text:s/>‘&gt;’<text:s/></text:span><text:span text:style-name="T53_71">gefunden</text:span><text:span text:style-name="T53_72"><text:s/></text:span><text:span text:style-name="T53_73">wird</text:span><text:span text:style-name="T53_74">.<text:s/></text:span><text:span text:style-name="T53_75">Dann</text:span><text:span text:style-name="T53_76"><text:s/></text:span><text:span text:style-name="T53_77">wird</text:span><text:span text:style-name="T53_78"><text:s/></text:span><text:span text:style-name="T53_79">der</text:span><text:span text:style-name="T53_80"><text:s/></text:span><text:span text:style-name="T53_81">Wert</text:span><text:span text:style-name="T53_82"><text:s/></text:span><text:span text:style-name="T53_83">wieder</text:span><text:span text:style-name="T53_84"><text:s/></text:span><text:span text:style-name="T53_85">auf</text:span><text:span text:style-name="T53_86"><text:s/>0<text:s/></text:span><text:span text:style-name="T53_87">gesetzt</text:span><text:span text:style-name="T53_88"><text:s/></text:span><text:span text:style-name="T53_89">und</text:span><text:span text:style-name="T53_90"><text:s/></text:span><text:span text:style-name="T53_91">alle</text:span><text:span text:style-name="T53_92"><text:s/></text:span><text:span text:style-name="T53_93">folgenden</text:span><text:span text:style-name="T53_94"><text:s/></text:span><text:span text:style-name="T53_95">Zeichen</text:span><text:span text:style-name="T53_96"><text:s/>(</text:span><text:span text:style-name="T53_97">bis</text:span><text:span text:style-name="T53_98"><text:s/></text:span><text:span text:style-name="T53_99">zum</text:span><text:span text:style-name="T53_100"><text:s/></text:span><text:span text:style-name="T53_101">nächsten</text:span><text:span text:style-name="T53_102"><text:s/>‘&lt;’)<text:s/></text:span><text:span text:style-name="T53_103">werden</text:span><text:span text:style-name="T53_104"><text:s/></text:span><text:span text:style-name="T53_105">zur</text:span><text:span text:style-name="T53_106"><text:s/></text:span><text:span text:style-name="T53_107">Zeichenkette</text:span><text:span text:style-name="T53_108"><text:s/></text:span><text:span text:style-name="T53_109">p</text:span><text:span text:style-name="T53_110"><text:s/></text:span><text:span text:style-name="T53_111">hinzugefügt</text:span><text:span text:style-name="T53_112">,<text:s/></text:span><text:span text:style-name="T53_113">die</text:span><text:span text:style-name="T53_114"><text:s/></text:span><text:span text:style-name="T53_115">dann</text:span><text:span text:style-name="T53_116"><text:s/></text:span><text:span text:style-name="T53_117">zurückgegeben</text:span><text:span text:style-name="T53_118"><text:s/></text:span><text:span text:style-name="T53_119">wird</text:span><text:span text:style-name="T53_120">.</text:span></text:p>
      <text:p text:style-name="P54"/>
      <text:p text:style-name="P55"/>
      <text:p text:style-name="P56"><text:span text:style-name="T56_1">separatewords</text:span><text:span text:style-name="T56_2">(</text:span><text:span text:style-name="T56_3">text</text:span><text:span text:style-name="T56_4">)</text:span></text:p>
      <text:p text:style-name="P57"><text:span text:style-name="T57_1">Dieser</text:span><text:span text:style-name="T57_2"><text:s/></text:span><text:span text:style-name="T57_3">Funktion</text:span><text:span text:style-name="T57_4"><text:s/></text:span><text:span text:style-name="T57_5">wird</text:span><text:span text:style-name="T57_6"><text:s/></text:span><text:span text:style-name="T57_7">eine</text:span><text:span text:style-name="T57_8"><text:s/></text:span><text:span text:style-name="T57_9">Zeichenkette</text:span><text:span text:style-name="T57_10"><text:s/></text:span><text:span text:style-name="T57_11">text</text:span><text:span text:style-name="T57_12"><text:s/></text:span><text:span text:style-name="T57_13">bestehend</text:span><text:span text:style-name="T57_14"><text:s/></text:span><text:span text:style-name="T57_15">aus</text:span><text:span text:style-name="T57_16"><text:s/></text:span><text:span text:style-name="T57_17">durch</text:span><text:span text:style-name="T57_18"><text:s/></text:span><text:span text:style-name="T57_19">verschiedene</text:span><text:span text:style-name="T57_20"><text:s/></text:span><text:span text:style-name="T57_21">Trennzeichen</text:span><text:span text:style-name="T57_22"><text:s/></text:span><text:span text:style-name="T57_23">separierte</text:span><text:span text:style-name="T57_24"><text:s/></text:span><text:span text:style-name="T57_25">Wörter</text:span><text:span text:style-name="T57_26"><text:s/></text:span><text:span text:style-name="T57_27">übergeben</text:span><text:span text:style-name="T57_28">.<text:s/></text:span><text:span text:style-name="T57_29">Zurückgegeben</text:span><text:span text:style-name="T57_30"><text:s/></text:span><text:span text:style-name="T57_31">wird</text:span><text:span text:style-name="T57_32"><text:s/></text:span><text:span text:style-name="T57_33">eine</text:span><text:span text:style-name="T57_34"><text:s/></text:span><text:span text:style-name="T57_35">Liste</text:span><text:span text:style-name="T57_36"><text:s/></text:span><text:span text:style-name="T57_37">aus</text:span><text:span text:style-name="T57_38"><text:s/></text:span><text:span text:style-name="T57_39">Zeichenketten</text:span><text:span text:style-name="T57_40">,<text:s/></text:span><text:span text:style-name="T57_41">wobei</text:span><text:span text:style-name="T57_42"><text:s/></text:span><text:span text:style-name="T57_43">jede</text:span><text:span text:style-name="T57_44"><text:s/></text:span><text:span text:style-name="T57_45">Zeichenkette</text:span><text:span text:style-name="T57_46"><text:s/></text:span><text:span text:style-name="T57_47">ein</text:span><text:span text:style-name="T57_48"><text:s/></text:span><text:span text:style-name="T57_49">Wort</text:span><text:span text:style-name="T57_50"><text:s/></text:span><text:span text:style-name="T57_51">ist</text:span><text:span text:style-name="T57_52">.</text:span></text:p>
      <text:p text:style-name="P58"/>
      <text:p text:style-name="P59"><text:span text:style-name="T59_1">def</text:span><text:span text:style-name="T59_2"><text:s/></text:span><text:span text:style-name="T59_3">separatewords</text:span><text:span text:style-name="T59_4">(</text:span><text:span text:style-name="T59_5">text</text:span><text:span text:style-name="T59_6">)</text:span><text:span text:style-name="T59_7"><text:s/></text:span><text:span text:style-name="T59_8">:</text:span></text:p>
      <text:p text:style-name="P60"><text:span text:style-name="T60_1"><text:s text:c="2"/></text:span><text:span text:style-name="T60_2">splitter</text:span><text:span text:style-name="T60_3">=</text:span><text:span text:style-name="T60_4">re</text:span><text:span text:style-name="T60_5">.</text:span><text:span text:style-name="T60_6">compile</text:span><text:span text:style-name="T60_7">(</text:span><text:span text:style-name="T60_8">'\\</text:span><text:span text:style-name="T60_9">W</text:span><text:span text:style-name="T60_10">*'</text:span><text:span text:style-name="T60_11">)</text:span></text:p>
      <text:p text:style-name="P61"><text:span text:style-name="T61_1"><text:s text:c="2"/></text:span><text:span text:style-name="T61_2">return</text:span><text:span text:style-name="T61_3"><text:s/></text:span><text:span text:style-name="T61_4">[</text:span><text:span text:style-name="T61_5"><text:s/></text:span><text:span text:style-name="T61_6">s</text:span><text:span text:style-name="T61_7">.</text:span><text:span text:style-name="T61_8">lower</text:span><text:span text:style-name="T61_9">()</text:span><text:span text:style-name="T61_10"><text:s/></text:span><text:span text:style-name="T61_11">for</text:span><text:span text:style-name="T61_12"><text:s/></text:span><text:span text:style-name="T61_13">s</text:span><text:span text:style-name="T61_14"><text:s/></text:span><text:span text:style-name="T61_15">in</text:span><text:span text:style-name="T61_16"><text:s/></text:span><text:span text:style-name="T61_17">splitter</text:span><text:span text:style-name="T61_18">.</text:span><text:span text:style-name="T61_19">split</text:span><text:span text:style-name="T61_20">(</text:span><text:span text:style-name="T61_21">text</text:span><text:span text:style-name="T61_22">)</text:span><text:span text:style-name="T61_23"><text:s/></text:span><text:span text:style-name="T61_24">if</text:span><text:span text:style-name="T61_25"><text:s/></text:span><text:span text:style-name="T61_26">len</text:span><text:span text:style-name="T61_27">(</text:span><text:span text:style-name="T61_28">s</text:span><text:span text:style-name="T61_29">)&gt;</text:span><text:span text:style-name="T61_30">4</text:span><text:span text:style-name="T61_31"><text:s/></text:span><text:span text:style-name="T61_32">and</text:span><text:span text:style-name="T61_33"><text:s/></text:span><text:span text:style-name="T61_34">s</text:span><text:span text:style-name="T61_35"><text:s/></text:span><text:span text:style-name="T61_36">not</text:span><text:span text:style-name="T61_37"><text:s/></text:span><text:span text:style-name="T61_38">in</text:span><text:span text:style-name="T61_39"><text:s/></text:span><text:span text:style-name="T61_40">sw</text:span><text:span text:style-name="T61_41"><text:s/></text:span><text:span text:style-name="T61_42">]</text:span></text:p>
      <text:p text:style-name="P62"/>
      <text:p text:style-name="P63"><text:span text:style-name="T63_1">Um</text:span><text:span text:style-name="T63_2"><text:s/></text:span><text:span text:style-name="T63_3">dies</text:span><text:span text:style-name="T63_4"><text:s/></text:span><text:span text:style-name="T63_5">zu</text:span><text:span text:style-name="T63_6"><text:s/></text:span><text:span text:style-name="T63_7">Erreichen</text:span><text:span text:style-name="T63_8"><text:s/></text:span><text:span text:style-name="T63_9">wird</text:span><text:span text:style-name="T63_10"><text:s/></text:span><text:span text:style-name="T63_11">zuerst</text:span><text:span text:style-name="T63_12"><text:s/></text:span><text:span text:style-name="T63_13">ein</text:span><text:span text:style-name="T63_14"><text:s/></text:span><text:span text:style-name="T63_15">Regulärer</text:span><text:span text:style-name="T63_16"><text:s/></text:span><text:span text:style-name="T63_17">Ausdruck</text:span><text:span text:style-name="T63_18"><text:s/></text:span><text:span text:style-name="T63_19">kompiliert</text:span><text:span text:style-name="T63_20">,<text:s/></text:span><text:span text:style-name="T63_21">der</text:span><text:span text:style-name="T63_22"><text:s/></text:span><text:span text:style-name="T63_23">alle</text:span><text:span text:style-name="T63_24"><text:s/></text:span><text:span text:style-name="T63_25">Nicht</text:span><text:span text:style-name="T63_26">-</text:span><text:span text:style-name="T63_27">alphanumerischen</text:span><text:span text:style-name="T63_28"><text:s/></text:span><text:span text:style-name="T63_29">Zeichen</text:span><text:span text:style-name="T63_30"><text:s/>(</text:span><text:span text:style-name="T63_31">ausgenommen</text:span><text:span text:style-name="T63_32"><text:s/>‘_’)<text:s/></text:span><text:span text:style-name="T63_33">erkennt</text:span><text:span text:style-name="T63_34">.<text:s/></text:span><text:span text:style-name="T63_35">Dieser</text:span><text:span text:style-name="T63_36"><text:s/></text:span><text:span text:style-name="T63_37">Ausdruck</text:span><text:span text:style-name="T63_38"><text:s/></text:span><text:span text:style-name="T63_39">wird</text:span><text:span text:style-name="T63_40"><text:s/></text:span><text:span text:style-name="T63_41">dazu</text:span><text:span text:style-name="T63_42"><text:s/></text:span><text:span text:style-name="T63_43">verwendet</text:span><text:span text:style-name="T63_44">,<text:s/></text:span><text:span text:style-name="T63_45">die</text:span><text:span text:style-name="T63_46"><text:s/></text:span><text:span text:style-name="T63_47">Wörterkette</text:span><text:span text:style-name="T63_48"><text:s/></text:span><text:span text:style-name="T63_49">zu</text:span><text:span text:style-name="T63_50"><text:s/></text:span><text:span text:style-name="T63_51">trennen</text:span><text:span text:style-name="T63_52">.<text:s/><text:line-break/></text:span><text:span text:style-name="T63_53">Durch</text:span><text:span text:style-name="T63_54"><text:s/></text:span><text:span text:style-name="T63_55">die</text:span><text:span text:style-name="T63_56"><text:s/></text:span><text:span text:style-name="T63_57">Verwendung</text:span><text:span text:style-name="T63_58"><text:s/></text:span><text:span text:style-name="T63_59">des</text:span><text:span text:style-name="T63_60"><text:s/></text:span><text:span text:style-name="T63_61">Regulären</text:span><text:span text:style-name="T63_62"><text:s/></text:span><text:span text:style-name="T63_63">Ausrucks</text:span><text:span text:style-name="T63_64"><text:s/></text:span><text:span text:style-name="T63_65">entfällt</text:span><text:span text:style-name="T63_66"><text:s/></text:span><text:span text:style-name="T63_67">die</text:span><text:span text:style-name="T63_68"><text:s/></text:span><text:span text:style-name="T63_69">Notwendigkeit</text:span><text:span text:style-name="T63_70">,<text:s/></text:span><text:span text:style-name="T63_71">verschiedenste</text:span><text:span text:style-name="T63_72"><text:s/></text:span><text:span text:style-name="T63_73">Satz</text:span><text:span text:style-name="T63_74">-<text:s/></text:span><text:span text:style-name="T63_75">oder</text:span><text:span text:style-name="T63_76"><text:s/></text:span><text:span text:style-name="T63_77">Trennzeichen</text:span><text:span text:style-name="T63_78"><text:s/></text:span><text:span text:style-name="T63_79">gesondert</text:span><text:span text:style-name="T63_80"><text:s/></text:span><text:span text:style-name="T63_81">zu</text:span><text:span text:style-name="T63_82"><text:s/></text:span><text:span text:style-name="T63_83">betrachten</text:span><text:span text:style-name="T63_84"><text:s/></text:span><text:span text:style-name="T63_85">oder</text:span><text:span text:style-name="T63_86"><text:s/></text:span><text:span text:style-name="T63_87">durch</text:span><text:span text:style-name="T63_88"><text:s/></text:span><text:span text:style-name="T63_89">ein</text:span><text:span text:style-name="T63_90"><text:s/></text:span><text:span text:style-name="T63_91">bestimmtes</text:span><text:span text:style-name="T63_92"><text:s/></text:span><text:span text:style-name="T63_93">Trennzeichen</text:span><text:span text:style-name="T63_94">,<text:s/></text:span><text:span text:style-name="T63_95">zum</text:span><text:span text:style-name="T63_96"><text:s/></text:span><text:span text:style-name="T63_97">Beispiel</text:span><text:span text:style-name="T63_98"><text:s/></text:span><text:span text:style-name="T63_99">ein</text:span><text:span text:style-name="T63_100"><text:s/></text:span><text:span text:style-name="T63_101">Leerzeichen</text:span><text:span text:style-name="T63_102">,<text:s/></text:span><text:span text:style-name="T63_103">zu</text:span><text:span text:style-name="T63_104"><text:s/></text:span><text:span text:style-name="T63_105">ersetzen</text:span><text:span text:style-name="T63_106">.</text:span></text:p>
      <text:p text:style-name="P64"/>
      <text:p text:style-name="P65"><text:span text:style-name="T65_1">Die</text:span><text:span text:style-name="T65_2"><text:s/></text:span><text:span text:style-name="T65_3">Rückgabeliste</text:span><text:span text:style-name="T65_4"><text:s/></text:span><text:span text:style-name="T65_5">selbst</text:span><text:span text:style-name="T65_6"><text:s/></text:span><text:span text:style-name="T65_7">wird</text:span><text:span text:style-name="T65_8"><text:s/></text:span><text:span text:style-name="T65_9">durch</text:span><text:span text:style-name="T65_10"><text:s/></text:span><text:span text:style-name="T65_11">eine</text:span><text:span text:style-name="T65_12"><text:s/></text:span><text:span text:style-name="T65_13">List</text:span><text:span text:style-name="T65_14"><text:s/></text:span><text:span text:style-name="T65_15">Comprehension</text:span><text:span text:style-name="T65_16"><text:s/></text:span><text:span text:style-name="T65_17">erzeugt</text:span><text:span text:style-name="T65_18">:</text:span></text:p>
      <text:p text:style-name="P66"><text:span text:style-name="T66_1">Hierbei</text:span><text:span text:style-name="T66_2"><text:s/></text:span><text:span text:style-name="T66_3">wird</text:span><text:span text:style-name="T66_4"><text:s/></text:span><text:span text:style-name="T66_5">jedes</text:span><text:span text:style-name="T66_6"><text:s/></text:span><text:span text:style-name="T66_7">Wort</text:span><text:span text:style-name="T66_8"><text:s/></text:span><text:span text:style-name="T66_9">s</text:span><text:span text:style-name="T66_10"><text:s/></text:span><text:span text:style-name="T66_11">aus</text:span><text:span text:style-name="T66_12"><text:s/></text:span><text:span text:style-name="T66_13">der</text:span><text:span text:style-name="T66_14"><text:s/></text:span><text:span text:style-name="T66_15">Liste</text:span><text:span text:style-name="T66_16"><text:s/></text:span><text:span text:style-name="T66_17">aller</text:span><text:span text:style-name="T66_18"><text:s/></text:span><text:span text:style-name="T66_19">Wörter</text:span><text:span text:style-name="T66_20">,<text:s/></text:span><text:span text:style-name="T66_21">die</text:span><text:span text:style-name="T66_22"><text:s/></text:span><text:span text:style-name="T66_23">durch</text:span><text:span text:style-name="T66_24"><text:s/></text:span><text:span text:style-name="T66_25">Aufteilen</text:span><text:span text:style-name="T66_26"><text:s/></text:span><text:span text:style-name="T66_27">der</text:span><text:span text:style-name="T66_28"><text:s/></text:span><text:span text:style-name="T66_29">Übergebenen</text:span><text:span text:style-name="T66_30"><text:s/></text:span><text:span text:style-name="T66_31">Zeichenkette</text:span><text:span text:style-name="T66_32"><text:s/></text:span><text:span text:style-name="T66_33">an</text:span><text:span text:style-name="T66_34"><text:s/></text:span><text:span text:style-name="T66_35">allen</text:span><text:span text:style-name="T66_36"><text:s/></text:span><text:span text:style-name="T66_37">Trennzeichen</text:span><text:span text:style-name="T66_38"><text:s/></text:span><text:span text:style-name="T66_39">gebildet</text:span><text:span text:style-name="T66_40"><text:s/></text:span><text:span text:style-name="T66_41">wird</text:span><text:span text:style-name="T66_42">,<text:s/></text:span><text:span text:style-name="T66_43">geprüft</text:span><text:span text:style-name="T66_44">:<text:s/></text:span><text:span text:style-name="T66_45">Wenn</text:span><text:span text:style-name="T66_46"><text:s/></text:span><text:span text:style-name="T66_47">dieses</text:span><text:span text:style-name="T66_48"><text:s/></text:span><text:span text:style-name="T66_49">Wort</text:span><text:span text:style-name="T66_50"><text:s/></text:span><text:span text:style-name="T66_51">mehr</text:span><text:span text:style-name="T66_52"><text:s/></text:span><text:span text:style-name="T66_53">als</text:span><text:span text:style-name="T66_54"><text:s/></text:span><text:span text:style-name="T66_55">vier</text:span><text:span text:style-name="T66_56"><text:s/></text:span><text:span text:style-name="T66_57">Zeichen</text:span><text:span text:style-name="T66_58"><text:s/></text:span><text:span text:style-name="T66_59">enthält</text:span><text:span text:style-name="T66_60"><text:s/></text:span><text:span text:style-name="T66_61">und</text:span><text:span text:style-name="T66_62"><text:s/></text:span><text:span text:style-name="T66_63">nicht</text:span><text:span text:style-name="T66_64"><text:s/></text:span><text:span text:style-name="T66_65">in</text:span><text:span text:style-name="T66_66"><text:s/></text:span><text:span text:style-name="T66_67">der</text:span><text:span text:style-name="T66_68"><text:s/></text:span><text:span text:style-name="T66_69">Liste</text:span><text:span text:style-name="T66_70"><text:s/></text:span><text:span text:style-name="T66_71">der</text:span><text:span text:style-name="T66_72"><text:s/></text:span><text:span text:style-name="T66_73">Stopfworte</text:span><text:span text:style-name="T66_74"><text:s/></text:span><text:span text:style-name="T66_75">existiert</text:span><text:span text:style-name="T66_76">,<text:s/></text:span><text:span text:style-name="T66_77">wird</text:span><text:span text:style-name="T66_78"><text:s/></text:span><text:span text:style-name="T66_79">es</text:span><text:span text:style-name="T66_80"><text:s/></text:span><text:span text:style-name="T66_81">der</text:span><text:span text:style-name="T66_82"><text:s/></text:span><text:span text:style-name="T66_83">Rückgabe</text:span><text:span text:style-name="T66_84">-</text:span><text:span text:style-name="T66_85">Liste</text:span><text:span text:style-name="T66_86"><text:s/></text:span><text:span text:style-name="T66_87">hinzugefügt</text:span><text:span text:style-name="T66_88">.</text:span></text:p>
      <text:p text:style-name="P67"><text:span text:style-name="T67_1">Die</text:span><text:span text:style-name="T67_2"><text:s/></text:span><text:span text:style-name="T67_3">Liste</text:span><text:span text:style-name="T67_4"><text:s/></text:span><text:span text:style-name="T67_5">der</text:span><text:span text:style-name="T67_6"><text:s/></text:span><text:span text:style-name="T67_7">Stopfworte</text:span><text:span text:style-name="T67_8"><text:s/></text:span><text:span text:style-name="T67_9">entstammt</text:span><text:span text:style-name="T67_10"><text:s/></text:span><text:span text:style-name="T67_11">der</text:span><text:span text:style-name="T67_12"><text:s/></text:span><text:span text:style-name="T67_13">Bibliothek</text:span><text:span text:style-name="T67_14"><text:s/></text:span><text:span text:style-name="T67_15">nltk</text:span><text:span text:style-name="T67_16">.</text:span><text:span text:style-name="T67_17">corpus</text:span><text:span text:style-name="T67_18">.</text:span></text:p>
      <text:p text:style-name="P68"/>
      <text:h text:style-name="P69" text:outline-level="10"><text:bookmark-start text:name="h.c5cwk76zkwx"/><text:bookmark-end text:name="h.c5cwk76zkwx"/><text:span text:style-name="T69_1">2.2.2<text:s/></text:span><text:span text:style-name="T69_2">Implementation</text:span><text:span text:style-name="T69_3"><text:s/></text:span><text:span text:style-name="T69_4">der</text:span><text:span text:style-name="T69_5"><text:s/></text:span><text:span text:style-name="T69_6">Funktion</text:span><text:span text:style-name="T69_7"><text:s/></text:span><text:span text:style-name="T69_8">makematrix</text:span></text:h>
      <text:p text:style-name="P70"/>
      <text:p text:style-name="P71"><text:span text:style-name="T71_1">Die</text:span><text:span text:style-name="T71_2"><text:s/></text:span><text:span text:style-name="T71_3">Funktion</text:span><text:span text:style-name="T71_4"><text:s/></text:span><text:span text:style-name="T71_5">makematrix</text:span><text:span text:style-name="T71_6"><text:s/></text:span><text:span text:style-name="T71_7">erhält</text:span><text:span text:style-name="T71_8"><text:s/></text:span><text:span text:style-name="T71_9">als</text:span><text:span text:style-name="T71_10"><text:s/></text:span><text:span text:style-name="T71_11">Input</text:span><text:span text:style-name="T71_12"><text:s/></text:span><text:span text:style-name="T71_13">zwei</text:span><text:span text:style-name="T71_14"><text:s/></text:span><text:span text:style-name="T71_15">Python</text:span><text:span text:style-name="T71_16"><text:s/></text:span><text:span text:style-name="T71_17">Dictionarys</text:span><text:span text:style-name="T71_18">,<text:s/></text:span><text:span text:style-name="T71_19">allwords</text:span><text:span text:style-name="T71_20"><text:s/></text:span><text:span text:style-name="T71_21">und</text:span><text:span text:style-name="T71_22"><text:s/></text:span><text:span text:style-name="T71_23">articlewords</text:span><text:span text:style-name="T71_24">.</text:span></text:p>
      <text:p text:style-name="P72"><text:span text:style-name="T72_1">Um</text:span><text:span text:style-name="T72_2"><text:s/></text:span><text:span text:style-name="T72_3">eine</text:span><text:span text:style-name="T72_4"><text:s/></text:span><text:span text:style-name="T72_5">spätere</text:span><text:span text:style-name="T72_6"><text:s/></text:span><text:span text:style-name="T72_7">Rekonstruktion</text:span><text:span text:style-name="T72_8"><text:s/></text:span><text:span text:style-name="T72_9">des</text:span><text:span text:style-name="T72_10"><text:s/></text:span><text:span text:style-name="T72_11">Kontextes</text:span><text:span text:style-name="T72_12"><text:s/></text:span><text:span text:style-name="T72_13">aus</text:span><text:span text:style-name="T72_14"><text:s/></text:span><text:span text:style-name="T72_15">der</text:span><text:span text:style-name="T72_16"><text:s/></text:span><text:span text:style-name="T72_17">sich</text:span><text:span text:style-name="T72_18"><text:s/></text:span><text:span text:style-name="T72_19">die</text:span><text:span text:style-name="T72_20"><text:s/></text:span><text:span text:style-name="T72_21">Article</text:span><text:span text:style-name="T72_22">/</text:span><text:span text:style-name="T72_23">Word</text:span><text:span text:style-name="T72_24"><text:s/></text:span><text:span text:style-name="T72_25">Matrix</text:span><text:span text:style-name="T72_26"><text:s/></text:span><text:span text:style-name="T72_27">bildet</text:span><text:span text:style-name="T72_28"><text:s/></text:span><text:span text:style-name="T72_29">herstellen</text:span><text:span text:style-name="T72_30"><text:s/></text:span><text:span text:style-name="T72_31">zu</text:span><text:span text:style-name="T72_32"><text:s/></text:span><text:span text:style-name="T72_33">können</text:span><text:span text:style-name="T72_34"><text:s/></text:span><text:span text:style-name="T72_35">wird</text:span><text:span text:style-name="T72_36"><text:s/></text:span><text:span text:style-name="T72_37">das</text:span><text:span text:style-name="T72_38"><text:s/></text:span><text:span text:style-name="T72_39">Ergebniss</text:span><text:span text:style-name="T72_40"><text:s/></text:span><text:span text:style-name="T72_41">stattdessen</text:span><text:span text:style-name="T72_42"><text:s/></text:span><text:span text:style-name="T72_43">jeweils</text:span><text:span text:style-name="T72_44"><text:s/></text:span><text:span text:style-name="T72_45">als</text:span><text:span text:style-name="T72_46"><text:s/></text:span><text:span text:style-name="T72_47">Dictionary</text:span><text:span text:style-name="T72_48"><text:s/></text:span><text:span text:style-name="T72_49">in</text:span><text:span text:style-name="T72_50"><text:s/></text:span><text:span text:style-name="T72_51">eine</text:span><text:span text:style-name="T72_52"><text:s/></text:span><text:span text:style-name="T72_53">Globale</text:span><text:span text:style-name="T72_54"><text:s/></text:span><text:span text:style-name="T72_55">Variable</text:span><text:span text:style-name="T72_56"><text:s/></text:span><text:span text:style-name="T72_57">geschrieben</text:span><text:span text:style-name="T72_58">.<text:s/></text:span><text:span text:style-name="T72_59">Diese</text:span><text:span text:style-name="T72_60"><text:s/></text:span><text:span text:style-name="T72_61">muss</text:span><text:span text:style-name="T72_62"><text:s/></text:span><text:span text:style-name="T72_63">dann</text:span><text:span text:style-name="T72_64"><text:s/></text:span><text:span text:style-name="T72_65">entsprechend</text:span><text:span text:style-name="T72_66"><text:s/></text:span><text:span text:style-name="T72_67">in</text:span><text:span text:style-name="T72_68"><text:s/></text:span><text:span text:style-name="T72_69">eine</text:span><text:span text:style-name="T72_70"><text:s/></text:span><text:span text:style-name="T72_71">Liste</text:span><text:span text:style-name="T72_72"><text:s/></text:span><text:span text:style-name="T72_73">oder</text:span><text:span text:style-name="T72_74"><text:s/></text:span><text:span text:style-name="T72_75">Matrix</text:span><text:span text:style-name="T72_76"><text:s/></text:span><text:span text:style-name="T72_77">für</text:span><text:span text:style-name="T72_78"><text:s/></text:span><text:span text:style-name="T72_79">die</text:span><text:span text:style-name="T72_80"><text:s/></text:span><text:span text:style-name="T72_81">weitere</text:span><text:span text:style-name="T72_82"><text:s/></text:span><text:span text:style-name="T72_83">Verwendung</text:span><text:span text:style-name="T72_84"><text:s/></text:span><text:span text:style-name="T72_85">konvertiert</text:span><text:span text:style-name="T72_86"><text:s/></text:span><text:span text:style-name="T72_87">werden</text:span><text:span text:style-name="T72_88">.</text:span></text:p>
      <text:p text:style-name="P73"/>
      <text:p text:style-name="P74"><text:span text:style-name="T74_1">Die</text:span><text:span text:style-name="T74_2"><text:s/></text:span><text:span text:style-name="T74_3">Textdatei</text:span><text:span text:style-name="T74_4"><text:s/></text:span><text:span text:style-name="T74_5">mit</text:span><text:span text:style-name="T74_6"><text:s/></text:span><text:span text:style-name="T74_7">der</text:span><text:span text:style-name="T74_8"><text:s/></text:span><text:span text:style-name="T74_9">Article</text:span><text:span text:style-name="T74_10">/</text:span><text:span text:style-name="T74_11">Word</text:span><text:span text:style-name="T74_12"><text:s/></text:span><text:span text:style-name="T74_13">Matrix</text:span><text:span text:style-name="T74_14"><text:s/></text:span><text:span text:style-name="T74_15">findet</text:span><text:span text:style-name="T74_16"><text:s/></text:span><text:span text:style-name="T74_17">sich</text:span><text:span text:style-name="T74_18"><text:s/></text:span><text:span text:style-name="T74_19">unter</text:span><text:span text:style-name="T74_20"><text:s/></text:span><text:span text:style-name="T74_21">Versuch</text:span><text:span text:style-name="T74_22">_5/</text:span><text:span text:style-name="T74_23">res</text:span><text:span text:style-name="T74_24">/</text:span><text:span text:style-name="T74_25">awMatrix</text:span><text:span text:style-name="T74_26">.</text:span><text:span text:style-name="T74_27">txt</text:span><text:span text:style-name="T74_28"><text:s/>.</text:span></text:p>
      <text:p text:style-name="P75"/>
      <text:p text:style-name="P76"><text:span text:style-name="T76_1">Der</text:span><text:span text:style-name="T76_2"><text:s/></text:span><text:span text:style-name="T76_3">Programmcode</text:span><text:span text:style-name="T76_4"><text:s/></text:span><text:span text:style-name="T76_5">ist</text:span><text:span text:style-name="T76_6"><text:s/></text:span><text:span text:style-name="T76_7">entsprechend</text:span><text:span text:style-name="T76_8"><text:s/></text:span><text:span text:style-name="T76_9">Dokumentiert</text:span><text:span text:style-name="T76_10">.</text:span></text:p>
      <text:p text:style-name="P77"/>
      <text:h text:style-name="P78" text:outline-level="10"><text:bookmark-start text:name="h.p1fxtm2mwant"/><text:bookmark-end text:name="h.p1fxtm2mwant"/><text:span text:style-name="T78_1">2.3<text:s/></text:span><text:span text:style-name="T78_2">In</text:span><text:span text:style-name="T78_3"><text:s/></text:span><text:span text:style-name="T78_4">welchen</text:span><text:span text:style-name="T78_5"><text:s/></text:span><text:span text:style-name="T78_6">Artikeln</text:span><text:span text:style-name="T78_7"><text:s/></text:span><text:span text:style-name="T78_8">sind</text:span><text:span text:style-name="T78_9"><text:s/></text:span><text:span text:style-name="T78_10">welche</text:span><text:span text:style-name="T78_11"><text:s/></text:span><text:span text:style-name="T78_12">Merkmale</text:span><text:span text:style-name="T78_13"><text:s/>(</text:span><text:span text:style-name="T78_14">Feature</text:span><text:span text:style-name="T78_15">)<text:s/></text:span><text:span text:style-name="T78_16">stark</text:span><text:span text:style-name="T78_17"><text:s/></text:span><text:span text:style-name="T78_18">vertreten</text:span><text:span text:style-name="T78_19">?</text:span></text:h>
      <text:p text:style-name="P79"/>
      <text:p text:style-name="P80"><text:span text:style-name="T80_1">Feature</text:span><text:span text:style-name="T80_2"><text:s/>0:<text:s/></text:span></text:p>
      <text:p text:style-name="P81"><text:span text:style-name="T81_1">Most</text:span><text:span text:style-name="T81_2"><text:s/></text:span><text:span text:style-name="T81_3">important</text:span><text:span text:style-name="T81_4"><text:s/></text:span><text:span text:style-name="T81_5">words</text:span><text:span text:style-name="T81_6">:</text:span></text:p>
      <text:p text:style-name="P82"><text:span text:style-name="T82_1">media</text:span><text:span text:style-name="T82_2">,<text:s/></text:span><text:span text:style-name="T82_3">record</text:span><text:span text:style-name="T82_4">,<text:s/></text:span><text:span text:style-name="T82_5">would</text:span><text:span text:style-name="T82_6">,<text:s/></text:span><text:span text:style-name="T82_7">return</text:span><text:span text:style-name="T82_8">,<text:s/></text:span><text:span text:style-name="T82_9">spent</text:span><text:span text:style-name="T82_10">,<text:s/></text:span><text:span text:style-name="T82_11">depressed</text:span></text:p>
      <text:p text:style-name="P83"><text:span text:style-name="T83_1">Most</text:span><text:span text:style-name="T83_2"><text:s/></text:span><text:span text:style-name="T83_3">important</text:span><text:span text:style-name="T83_4"><text:s/></text:span><text:span text:style-name="T83_5">articles</text:span><text:span text:style-name="T83_6">:</text:span></text:p>
      <text:p text:style-name="P84"><text:span text:style-name="T84_1"><text:s text:c="2"/></text:span><text:span text:style-name="T84_2">Power</text:span><text:span text:style-name="T84_3"><text:s/></text:span><text:span text:style-name="T84_4">workers</text:span><text:span text:style-name="T84_5"><text:s/></text:span><text:span text:style-name="T84_6">strike</text:span><text:span text:style-name="T84_7"><text:s/></text:span><text:span text:style-name="T84_8">despite</text:span><text:span text:style-name="T84_9"><text:s/></text:span><text:span text:style-name="T84_10">ruling</text:span><text:span text:style-name="T84_11">,</text:span></text:p>
      <text:p text:style-name="P85"><text:span text:style-name="T85_1"><text:s text:c="2"/></text:span><text:span text:style-name="T85_2">Engineering</text:span><text:span text:style-name="T85_3"><text:s/></text:span><text:span text:style-name="T85_4">strike</text:span><text:span text:style-name="T85_5"><text:s/></text:span><text:span text:style-name="T85_6">hits</text:span><text:span text:style-name="T85_7"><text:s/></text:span><text:span text:style-name="T85_8">South</text:span><text:span text:style-name="T85_9"><text:s/></text:span><text:span text:style-name="T85_10">Africa</text:span><text:span text:style-name="T85_11">,</text:span></text:p>
      <text:p text:style-name="P86"><text:span text:style-name="T86_1"><text:s text:c="2"/></text:span><text:span text:style-name="T86_2">France</text:span><text:span text:style-name="T86_3"><text:s/></text:span><text:span text:style-name="T86_4">country</text:span><text:span text:style-name="T86_5"><text:s/></text:span><text:span text:style-name="T86_6">profile</text:span></text:p>
      <text:p text:style-name="P87"><text:span text:style-name="T87_1">----------------------------------------------------------------</text:span></text:p>
      <text:p text:style-name="P88"><text:span text:style-name="T88_1">Feature</text:span><text:span text:style-name="T88_2"><text:s/>5:<text:s/></text:span></text:p>
      <text:p text:style-name="P89"><text:span text:style-name="T89_1">Most</text:span><text:span text:style-name="T89_2"><text:s/></text:span><text:span text:style-name="T89_3">important</text:span><text:span text:style-name="T89_4"><text:s/></text:span><text:span text:style-name="T89_5">words</text:span><text:span text:style-name="T89_6">:</text:span></text:p>
      <text:p text:style-name="P90"><text:span text:style-name="T90_1">house</text:span><text:span text:style-name="T90_2">,<text:s/></text:span><text:span text:style-name="T90_3">visits</text:span><text:span text:style-name="T90_4">,<text:s/></text:span><text:span text:style-name="T90_5">diplomat</text:span><text:span text:style-name="T90_6">,<text:s/></text:span><text:span text:style-name="T90_7">since</text:span><text:span text:style-name="T90_8">,<text:s/></text:span><text:span text:style-name="T90_9">fellow</text:span><text:span text:style-name="T90_10">,<text:s/></text:span><text:span text:style-name="T90_11">corruption</text:span></text:p>
      <text:p text:style-name="P91"><text:span text:style-name="T91_1">Most</text:span><text:span text:style-name="T91_2"><text:s/></text:span><text:span text:style-name="T91_3">important</text:span><text:span text:style-name="T91_4"><text:s/></text:span><text:span text:style-name="T91_5">articles</text:span><text:span text:style-name="T91_6">:</text:span></text:p>
      <text:p text:style-name="P92"><text:span text:style-name="T92_1"><text:s text:c="2"/></text:span><text:span text:style-name="T92_2">Sarkozy</text:span><text:span text:style-name="T92_3"><text:s/>'</text:span><text:span text:style-name="T92_4">shocked</text:span><text:span text:style-name="T92_5">'<text:s/></text:span><text:span text:style-name="T92_6">by</text:span><text:span text:style-name="T92_7"><text:s/></text:span><text:span text:style-name="T92_8">allegations</text:span><text:span text:style-name="T92_9">,</text:span></text:p>
      <text:p text:style-name="P93"><text:span text:style-name="T93_1"><text:s text:c="2"/></text:span><text:span text:style-name="T93_2">Sarkozy</text:span><text:span text:style-name="T93_3"><text:s/></text:span><text:span text:style-name="T93_4">questioned</text:span><text:span text:style-name="T93_5"><text:s/></text:span><text:span text:style-name="T93_6">by</text:span><text:span text:style-name="T93_7"><text:s/></text:span><text:span text:style-name="T93_8">police</text:span><text:span text:style-name="T93_9">,</text:span></text:p>
      <text:p text:style-name="P94"><text:span text:style-name="T94_1"><text:s text:c="2"/></text:span><text:span text:style-name="T94_2">VIDEO</text:span><text:span text:style-name="T94_3">:<text:s/></text:span><text:span text:style-name="T94_4">Sarkozy</text:span><text:span text:style-name="T94_5"><text:s/></text:span><text:span text:style-name="T94_6">placed</text:span><text:span text:style-name="T94_7"><text:s/></text:span><text:span text:style-name="T94_8">under</text:span><text:span text:style-name="T94_9"><text:s/></text:span><text:span text:style-name="T94_10">investigation</text:span></text:p>
      <text:p text:style-name="P95"><text:span text:style-name="T95_1">----------------------------------------------------------------</text:span></text:p>
      <text:p text:style-name="P96"><text:span text:style-name="T96_1">Feature</text:span><text:span text:style-name="T96_2"><text:s/>8:<text:s/></text:span></text:p>
      <text:p text:style-name="P97"><text:span text:style-name="T97_1">Most</text:span><text:span text:style-name="T97_2"><text:s/></text:span><text:span text:style-name="T97_3">important</text:span><text:span text:style-name="T97_4"><text:s/></text:span><text:span text:style-name="T97_5">words</text:span><text:span text:style-name="T97_6">:</text:span></text:p>
      <text:p text:style-name="P98"><text:span text:style-name="T98_1">involved</text:span><text:span text:style-name="T98_2">,<text:s/></text:span><text:span text:style-name="T98_3">china</text:span><text:span text:style-name="T98_4">,<text:s/></text:span><text:span text:style-name="T98_5">southern</text:span><text:span text:style-name="T98_6">,<text:s/></text:span><text:span text:style-name="T98_7">cancer</text:span><text:span text:style-name="T98_8">,<text:s/></text:span><text:span text:style-name="T98_9">rockets</text:span><text:span text:style-name="T98_10">,<text:s/></text:span><text:span text:style-name="T98_11">territory</text:span></text:p>
      <text:p text:style-name="P99"><text:span text:style-name="T99_1">Most</text:span><text:span text:style-name="T99_2"><text:s/></text:span><text:span text:style-name="T99_3">important</text:span><text:span text:style-name="T99_4"><text:s/></text:span><text:span text:style-name="T99_5">articles</text:span><text:span text:style-name="T99_6">:</text:span></text:p>
      <text:p text:style-name="P100"><text:span text:style-name="T100_1"><text:s text:c="2"/></text:span><text:span text:style-name="T100_2">Japanese</text:span><text:span text:style-name="T100_3"><text:s/></text:span><text:span text:style-name="T100_4">woman</text:span><text:span text:style-name="T100_5"><text:s/></text:span><text:span text:style-name="T100_6">abducted</text:span><text:span text:style-name="T100_7"><text:s/></text:span><text:span text:style-name="T100_8">by</text:span><text:span text:style-name="T100_9"><text:s/></text:span><text:span text:style-name="T100_10">North</text:span><text:span text:style-name="T100_11"><text:s/></text:span><text:span text:style-name="T100_12">Korea</text:span><text:span text:style-name="T100_13"><text:s/></text:span><text:span text:style-name="T100_14">an</text:span><text:span text:style-name="T100_15"><text:s/></text:span><text:span text:style-name="T100_16">icon</text:span><text:span text:style-name="T100_17">,<text:s/></text:span><text:span text:style-name="T100_18">but</text:span><text:span text:style-name="T100_19"><text:s/></text:span><text:span text:style-name="T100_20">South</text:span><text:span text:style-name="T100_21"><text:s/></text:span><text:span text:style-name="T100_22">Korean</text:span><text:span text:style-name="T100_23"><text:s/></text:span><text:span text:style-name="T100_24">husband</text:span><text:span text:style-name="T100_25"><text:s/></text:span><text:span text:style-name="T100_26">forgotten</text:span><text:span text:style-name="T100_27">,</text:span></text:p>
      <text:p text:style-name="P101"><text:span text:style-name="T101_1"><text:s text:c="2"/></text:span><text:span text:style-name="T101_2">China</text:span><text:span text:style-name="T101_3">'</text:span><text:span text:style-name="T101_4">s</text:span><text:span text:style-name="T101_5"><text:s/></text:span><text:span text:style-name="T101_6">Xi</text:span><text:span text:style-name="T101_7"><text:s/></text:span><text:span text:style-name="T101_8">visits</text:span><text:span text:style-name="T101_9"><text:s/></text:span><text:span text:style-name="T101_10">South</text:span><text:span text:style-name="T101_11"><text:s/></text:span><text:span text:style-name="T101_12">Korea</text:span><text:span text:style-name="T101_13"><text:s/></text:span><text:span text:style-name="T101_14">as</text:span><text:span text:style-name="T101_15"><text:s/></text:span><text:span text:style-name="T101_16">ties</text:span><text:span text:style-name="T101_17"><text:s/></text:span><text:span text:style-name="T101_18">strengthen</text:span><text:span text:style-name="T101_19">,<text:s/></text:span><text:span text:style-name="T101_20">wary</text:span><text:span text:style-name="T101_21"><text:s/></text:span><text:span text:style-name="T101_22">eye</text:span><text:span text:style-name="T101_23"><text:s/></text:span><text:span text:style-name="T101_24">on</text:span><text:span text:style-name="T101_25"><text:s/></text:span><text:span text:style-name="T101_26">the</text:span><text:span text:style-name="T101_27"><text:s/></text:span><text:span text:style-name="T101_28">North</text:span><text:span text:style-name="T101_29">,</text:span></text:p>
      <text:p text:style-name="P102"><text:span text:style-name="T102_1"><text:s text:c="2"/></text:span><text:span text:style-name="T102_2">North</text:span><text:span text:style-name="T102_3"><text:s/></text:span><text:span text:style-name="T102_4">Korea</text:span><text:span text:style-name="T102_5">'</text:span><text:span text:style-name="T102_6">s</text:span><text:span text:style-name="T102_7"><text:s/></text:span><text:span text:style-name="T102_8">economy</text:span><text:span text:style-name="T102_9"><text:s/>'</text:span><text:span text:style-name="T102_10">grows</text:span><text:span text:style-name="T102_11"><text:s/>1.1%'</text:span></text:p>
      <text:p text:style-name="P103"><text:span text:style-name="T103_1">----------------------------------------------------------------</text:span></text:p>
      <text:p text:style-name="P104"><text:span text:style-name="T104_1">Feature</text:span><text:span text:style-name="T104_2"><text:s/>10:<text:s/></text:span></text:p>
      <text:p text:style-name="P105"><text:span text:style-name="T105_1">Most</text:span><text:span text:style-name="T105_2"><text:s/></text:span><text:span text:style-name="T105_3">important</text:span><text:span text:style-name="T105_4"><text:s/></text:span><text:span text:style-name="T105_5">words</text:span><text:span text:style-name="T105_6">:</text:span></text:p>
      <text:p text:style-name="P106"><text:span text:style-name="T106_1">ireland</text:span><text:span text:style-name="T106_2">,<text:s/></text:span><text:span text:style-name="T106_3">thursday</text:span><text:span text:style-name="T106_4">,<text:s/></text:span><text:span text:style-name="T106_5">japan</text:span><text:span text:style-name="T106_6">,<text:s/></text:span><text:span text:style-name="T106_7">first</text:span><text:span text:style-name="T106_8">,<text:s/></text:span><text:span text:style-name="T106_9">cashless</text:span><text:span text:style-name="T106_10">,<text:s/></text:span><text:span text:style-name="T106_11">close</text:span></text:p>
      <text:p text:style-name="P107"><text:span text:style-name="T107_1">Most</text:span><text:span text:style-name="T107_2"><text:s/></text:span><text:span text:style-name="T107_3">important</text:span><text:span text:style-name="T107_4"><text:s/></text:span><text:span text:style-name="T107_5">articles</text:span><text:span text:style-name="T107_6">:</text:span></text:p>
      <text:p text:style-name="P108"><text:span text:style-name="T108_1"><text:s text:c="2"/></text:span><text:span text:style-name="T108_2">Brazil</text:span><text:span text:style-name="T108_3"><text:s/></text:span><text:span text:style-name="T108_4">land</text:span><text:span text:style-name="T108_5"><text:s/></text:span><text:span text:style-name="T108_6">investors</text:span><text:span text:style-name="T108_7"><text:s/></text:span><text:span text:style-name="T108_8">lose</text:span><text:span text:style-name="T108_9"><text:s/></text:span><text:span text:style-name="T108_10">millions</text:span><text:span text:style-name="T108_11">,</text:span></text:p>
      <text:p text:style-name="P109"><text:span text:style-name="T109_1"><text:s text:c="2"/></text:span><text:span text:style-name="T109_2">Brazil</text:span><text:span text:style-name="T109_3"><text:s/>2014:<text:s/></text:span><text:span text:style-name="T109_4">The</text:span><text:span text:style-name="T109_5"><text:s/></text:span><text:span text:style-name="T109_6">ones</text:span><text:span text:style-name="T109_7"><text:s/></text:span><text:span text:style-name="T109_8">to</text:span><text:span text:style-name="T109_9"><text:s/></text:span><text:span text:style-name="T109_10">watch</text:span><text:span text:style-name="T109_11">,</text:span></text:p>
      <text:p text:style-name="P110"><text:span text:style-name="T110_1"><text:s text:c="2"/></text:span><text:span text:style-name="T110_2">Favelas</text:span><text:span text:style-name="T110_3"><text:s/></text:span><text:span text:style-name="T110_4">show</text:span><text:span text:style-name="T110_5"><text:s/></text:span><text:span text:style-name="T110_6">hidden</text:span><text:span text:style-name="T110_7"><text:s/></text:span><text:span text:style-name="T110_8">side</text:span><text:span text:style-name="T110_9"><text:s/></text:span><text:span text:style-name="T110_10">of</text:span><text:span text:style-name="T110_11"><text:s/></text:span><text:span text:style-name="T110_12">Brazil</text:span></text:p>
      <text:p text:style-name="P111"><text:span text:style-name="T111_1">----------------------------------------------------------------</text:span></text:p>
      <text:p text:style-name="P112"><text:span text:style-name="T112_1">Feature</text:span><text:span text:style-name="T112_2"><text:s/>11:<text:s/></text:span></text:p>
      <text:p text:style-name="P113"><text:span text:style-name="T113_1">Most</text:span><text:span text:style-name="T113_2"><text:s/></text:span><text:span text:style-name="T113_3">important</text:span><text:span text:style-name="T113_4"><text:s/></text:span><text:span text:style-name="T113_5">words</text:span><text:span text:style-name="T113_6">:</text:span></text:p>
      <text:p text:style-name="P114"><text:span text:style-name="T114_1">retailer</text:span><text:span text:style-name="T114_2">,<text:s/></text:span><text:span text:style-name="T114_3">investors</text:span><text:span text:style-name="T114_4">,<text:s/></text:span><text:span text:style-name="T114_5">largest</text:span><text:span text:style-name="T114_6">,<text:s/></text:span><text:span text:style-name="T114_7">founder</text:span><text:span text:style-name="T114_8">,<text:s/></text:span><text:span text:style-name="T114_9">soccer</text:span><text:span text:style-name="T114_10">,<text:s/></text:span><text:span text:style-name="T114_11">suspected</text:span></text:p>
      <text:p text:style-name="P115"><text:span text:style-name="T115_1">Most</text:span><text:span text:style-name="T115_2"><text:s/></text:span><text:span text:style-name="T115_3">important</text:span><text:span text:style-name="T115_4"><text:s/></text:span><text:span text:style-name="T115_5">articles</text:span><text:span text:style-name="T115_6">:</text:span></text:p>
      <text:p text:style-name="P116"><text:span text:style-name="T116_1"><text:s text:c="2"/></text:span><text:span text:style-name="T116_2">India</text:span><text:span text:style-name="T116_3"><text:s/></text:span><text:span text:style-name="T116_4">summons</text:span><text:span text:style-name="T116_5"><text:s/></text:span><text:span text:style-name="T116_6">U</text:span><text:span text:style-name="T116_7">.</text:span><text:span text:style-name="T116_8">S</text:span><text:span text:style-name="T116_9">.<text:s/></text:span><text:span text:style-name="T116_10">diplomat</text:span><text:span text:style-name="T116_11"><text:s/></text:span><text:span text:style-name="T116_12">over</text:span><text:span text:style-name="T116_13"><text:s/></text:span><text:span text:style-name="T116_14">report</text:span><text:span text:style-name="T116_15"><text:s/></text:span><text:span text:style-name="T116_16">of</text:span><text:span text:style-name="T116_17"><text:s/></text:span><text:span text:style-name="T116_18">NSA</text:span><text:span text:style-name="T116_19"><text:s/></text:span><text:span text:style-name="T116_20">spying</text:span><text:span text:style-name="T116_21">,</text:span></text:p>
      <text:p text:style-name="P117"><text:span text:style-name="T117_1"><text:s text:c="2"/></text:span><text:span text:style-name="T117_2">India</text:span><text:span text:style-name="T117_3"><text:s/></text:span><text:span text:style-name="T117_4">summons</text:span><text:span text:style-name="T117_5"><text:s/></text:span><text:span text:style-name="T117_6">U</text:span><text:span text:style-name="T117_7">.</text:span><text:span text:style-name="T117_8">S</text:span><text:span text:style-name="T117_9">.<text:s/></text:span><text:span text:style-name="T117_10">diplomat</text:span><text:span text:style-name="T117_11">,</text:span></text:p>
      <text:p text:style-name="P118"><text:span text:style-name="T118_1"><text:s text:c="2"/></text:span><text:span text:style-name="T118_2">India</text:span><text:span text:style-name="T118_3"><text:s/></text:span><text:span text:style-name="T118_4">to</text:span><text:span text:style-name="T118_5"><text:s/></text:span><text:span text:style-name="T118_6">U</text:span><text:span text:style-name="T118_7">.</text:span><text:span text:style-name="T118_8">S</text:span><text:span text:style-name="T118_9">.:<text:s/></text:span><text:span text:style-name="T118_10">Let</text:span><text:span text:style-name="T118_11">'</text:span><text:span text:style-name="T118_12">s</text:span><text:span text:style-name="T118_13"><text:s/></text:span><text:span text:style-name="T118_14">talk</text:span><text:span text:style-name="T118_15"><text:s/></text:span><text:span text:style-name="T118_16">NSA</text:span><text:span text:style-name="T118_17"><text:s/></text:span><text:span text:style-name="T118_18">spying</text:span></text:p>
      <text:p text:style-name="P119"><text:span text:style-name="T119_1">----------------------------------------------------------------</text:span></text:p>
      <text:p text:style-name="P120"><text:span text:style-name="T120_1">Feature</text:span><text:span text:style-name="T120_2"><text:s/>12:<text:s/></text:span></text:p>
      <text:p text:style-name="P121"><text:span text:style-name="T121_1">Most</text:span><text:span text:style-name="T121_2"><text:s/></text:span><text:span text:style-name="T121_3">important</text:span><text:span text:style-name="T121_4"><text:s/></text:span><text:span text:style-name="T121_5">words</text:span><text:span text:style-name="T121_6">:</text:span></text:p>
      <text:p text:style-name="P122"><text:span text:style-name="T122_1">share</text:span><text:span text:style-name="T122_2">,<text:s/></text:span><text:span text:style-name="T122_3">ceasefire</text:span><text:span text:style-name="T122_4">,<text:s/></text:span><text:span text:style-name="T122_5">sanctions</text:span><text:span text:style-name="T122_6">,<text:s/></text:span><text:span text:style-name="T122_7">france</text:span><text:span text:style-name="T122_8">,<text:s/></text:span><text:span text:style-name="T122_9">court</text:span><text:span text:style-name="T122_10">,<text:s/></text:span><text:span text:style-name="T122_11">nation</text:span></text:p>
      <text:p text:style-name="P123"><text:span text:style-name="T123_1">Most</text:span><text:span text:style-name="T123_2"><text:s/></text:span><text:span text:style-name="T123_3">important</text:span><text:span text:style-name="T123_4"><text:s/></text:span><text:span text:style-name="T123_5">articles</text:span><text:span text:style-name="T123_6">:</text:span></text:p>
      <text:p text:style-name="P124"><text:span text:style-name="T124_1"><text:s text:c="2"/></text:span><text:span text:style-name="T124_2">China</text:span><text:span text:style-name="T124_3"><text:s/></text:span><text:span text:style-name="T124_4">urges</text:span><text:span text:style-name="T124_5"><text:s/></text:span><text:span text:style-name="T124_6">U</text:span><text:span text:style-name="T124_7">.</text:span><text:span text:style-name="T124_8">S</text:span><text:span text:style-name="T124_9">.<text:s/></text:span><text:span text:style-name="T124_10">to</text:span><text:span text:style-name="T124_11"><text:s/></text:span><text:span text:style-name="T124_12">be</text:span><text:span text:style-name="T124_13"><text:s/></text:span><text:span text:style-name="T124_14">more</text:span><text:span text:style-name="T124_15"><text:s/></text:span><text:span text:style-name="T124_16">objective</text:span><text:span text:style-name="T124_17"><text:s/></text:span><text:span text:style-name="T124_18">ahead</text:span><text:span text:style-name="T124_19"><text:s/></text:span><text:span text:style-name="T124_20">of</text:span><text:span text:style-name="T124_21"><text:s/></text:span><text:span text:style-name="T124_22">key</text:span><text:span text:style-name="T124_23"><text:s/></text:span><text:span text:style-name="T124_24">meeting</text:span><text:span text:style-name="T124_25">,</text:span></text:p>
      <text:p text:style-name="P125"><text:span text:style-name="T125_1"><text:s text:c="2"/></text:span><text:span text:style-name="T125_2">China</text:span><text:span text:style-name="T125_3"><text:s/></text:span><text:span text:style-name="T125_4">cites</text:span><text:span text:style-name="T125_5"><text:s/></text:span><text:span text:style-name="T125_6">Japan</text:span><text:span text:style-name="T125_7"><text:s/></text:span><text:span text:style-name="T125_8">wartime</text:span><text:span text:style-name="T125_9"><text:s/>'</text:span><text:span text:style-name="T125_10">confessions</text:span><text:span text:style-name="T125_11">'<text:s/></text:span><text:span text:style-name="T125_12">in</text:span><text:span text:style-name="T125_13"><text:s/></text:span><text:span text:style-name="T125_14">propaganda</text:span><text:span text:style-name="T125_15"><text:s/></text:span><text:span text:style-name="T125_16">push</text:span><text:span text:style-name="T125_17">,</text:span></text:p>
      <text:p text:style-name="P126"><text:span text:style-name="T126_1"><text:s text:c="2"/></text:span><text:span text:style-name="T126_2">Top</text:span><text:span text:style-name="T126_3"><text:s/></text:span><text:span text:style-name="T126_4">China</text:span><text:span text:style-name="T126_5"><text:s/></text:span><text:span text:style-name="T126_6">aides</text:span><text:span text:style-name="T126_7"><text:s/></text:span><text:span text:style-name="T126_8">ousted</text:span><text:span text:style-name="T126_9"><text:s/></text:span><text:span text:style-name="T126_10">from</text:span><text:span text:style-name="T126_11"><text:s/></text:span><text:span text:style-name="T126_12">Party</text:span></text:p>
      <text:p text:style-name="P127"><text:span text:style-name="T127_1">----------------------------------------------------------------</text:span></text:p>
      <text:p text:style-name="P128"><text:span text:style-name="T128_1">Feature</text:span><text:span text:style-name="T128_2"><text:s/>13:<text:s/></text:span></text:p>
      <text:p text:style-name="P129"><text:span text:style-name="T129_1">Most</text:span><text:span text:style-name="T129_2"><text:s/></text:span><text:span text:style-name="T129_3">important</text:span><text:span text:style-name="T129_4"><text:s/></text:span><text:span text:style-name="T129_5">words</text:span><text:span text:style-name="T129_6">:</text:span></text:p>
      <text:p text:style-name="P130"><text:span text:style-name="T130_1">early</text:span><text:span text:style-name="T130_2">,<text:s/></text:span><text:span text:style-name="T130_3">record</text:span><text:span text:style-name="T130_4">,<text:s/></text:span><text:span text:style-name="T130_5">would</text:span><text:span text:style-name="T130_6">,<text:s/></text:span><text:span text:style-name="T130_7">customers</text:span><text:span text:style-name="T130_8">,<text:s/></text:span><text:span text:style-name="T130_9">depressed</text:span><text:span text:style-name="T130_10">,<text:s/></text:span><text:span text:style-name="T130_11">doctors</text:span></text:p>
      <text:p text:style-name="P131"><text:span text:style-name="T131_1">Most</text:span><text:span text:style-name="T131_2"><text:s/></text:span><text:span text:style-name="T131_3">important</text:span><text:span text:style-name="T131_4"><text:s/></text:span><text:span text:style-name="T131_5">articles</text:span><text:span text:style-name="T131_6">:</text:span></text:p>
      <text:p text:style-name="P132"><text:span text:style-name="T132_1"><text:s text:c="2"/></text:span><text:span text:style-name="T132_2">Nagorno</text:span><text:span text:style-name="T132_3">-</text:span><text:span text:style-name="T132_4">Karabakh</text:span><text:span text:style-name="T132_5"><text:s/></text:span><text:span text:style-name="T132_6">profile</text:span><text:span text:style-name="T132_7">,</text:span></text:p>
      <text:p text:style-name="P133"><text:span text:style-name="T133_1"><text:s text:c="2"/></text:span><text:span text:style-name="T133_2">Karachay</text:span><text:span text:style-name="T133_3">-</text:span><text:span text:style-name="T133_4">Cherkessia</text:span><text:span text:style-name="T133_5"><text:s/></text:span><text:span text:style-name="T133_6">profile</text:span><text:span text:style-name="T133_7">,</text:span></text:p>
      <text:p text:style-name="P134"><text:span text:style-name="T134_1"><text:s text:c="2"/></text:span><text:span text:style-name="T134_2">Germany</text:span><text:span text:style-name="T134_3"><text:s/></text:span><text:span text:style-name="T134_4">country</text:span><text:span text:style-name="T134_5"><text:s/></text:span><text:span text:style-name="T134_6">profile</text:span></text:p>
      <text:p text:style-name="P135"/>
      <text:p text:style-name="P136"/>
      <text:p text:style-name="P137"/>
      <text:p text:style-name="P138"><text:span text:style-name="T138_1">Merkmale</text:span><text:span text:style-name="T138_2"><text:s/></text:span><text:span text:style-name="T138_3">können</text:span><text:span text:style-name="T138_4"><text:s/></text:span><text:span text:style-name="T138_5">eine</text:span><text:span text:style-name="T138_6"><text:s/></text:span><text:span text:style-name="T138_7">Thema</text:span><text:span text:style-name="T138_8"><text:s/></text:span><text:span text:style-name="T138_9">erfassen</text:span><text:span text:style-name="T138_10"><text:s/></text:span><text:span text:style-name="T138_11">und</text:span><text:span text:style-name="T138_12"><text:s/></text:span><text:span text:style-name="T138_13">sind</text:span><text:span text:style-name="T138_14"><text:s/></text:span><text:span text:style-name="T138_15">deshalb</text:span><text:span text:style-name="T138_16"><text:s/></text:span><text:span text:style-name="T138_17">in</text:span><text:span text:style-name="T138_18"><text:s/></text:span><text:span text:style-name="T138_19">Artikeln</text:span><text:span text:style-name="T138_20"><text:s/></text:span><text:span text:style-name="T138_21">zum</text:span><text:span text:style-name="T138_22"><text:s/></text:span><text:span text:style-name="T138_23">selben</text:span><text:span text:style-name="T138_24"><text:s/></text:span><text:span text:style-name="T138_25">Thema</text:span><text:span text:style-name="T138_26"><text:s/></text:span><text:span text:style-name="T138_27">stark</text:span><text:span text:style-name="T138_28"><text:s/></text:span><text:span text:style-name="T138_29">vertreten</text:span><text:span text:style-name="T138_30">.</text:span></text:p>
      <text:p text:style-name="P139"><text:span text:style-name="T139_1">Merkmale</text:span><text:span text:style-name="T139_2"><text:s/></text:span><text:span text:style-name="T139_3">können</text:span><text:span text:style-name="T139_4"><text:s/></text:span><text:span text:style-name="T139_5">aber</text:span><text:span text:style-name="T139_6"><text:s/></text:span><text:span text:style-name="T139_7">auch</text:span><text:span text:style-name="T139_8"><text:s/></text:span><text:span text:style-name="T139_9">einen</text:span><text:span text:style-name="T139_10"><text:s/></text:span><text:span text:style-name="T139_11">Typ</text:span><text:span text:style-name="T139_12"><text:s/></text:span><text:span text:style-name="T139_13">von</text:span><text:span text:style-name="T139_14"><text:s/></text:span><text:span text:style-name="T139_15">Artikel</text:span><text:span text:style-name="T139_16"><text:s/></text:span><text:span text:style-name="T139_17">beschreiben</text:span><text:span text:style-name="T139_18">.<text:s/></text:span><text:span text:style-name="T139_19">Hier</text:span><text:span text:style-name="T139_20"><text:s/>“</text:span><text:span text:style-name="T139_21">Overview</text:span><text:span text:style-name="T139_22">”<text:s/></text:span><text:span text:style-name="T139_23">und</text:span><text:span text:style-name="T139_24"><text:s/>“</text:span><text:span text:style-name="T139_25">Country</text:span><text:span text:style-name="T139_26"><text:s/></text:span><text:span text:style-name="T139_27">profile</text:span><text:span text:style-name="T139_28">”<text:s/></text:span><text:span text:style-name="T139_29">die</text:span><text:span text:style-name="T139_30"><text:s/></text:span><text:span text:style-name="T139_31">sich</text:span><text:span text:style-name="T139_32"><text:s/></text:span><text:span text:style-name="T139_33">ebenfalls</text:span><text:span text:style-name="T139_34"><text:s/></text:span><text:span text:style-name="T139_35">stark</text:span><text:span text:style-name="T139_36"><text:s/></text:span><text:span text:style-name="T139_37">ähneln</text:span><text:span text:style-name="T139_38">.</text:span></text:p>
      <text:p text:style-name="P140"/>
      <text:h text:style-name="P141" text:outline-level="10"><text:bookmark-start text:name="h.bg73mg6ve6f1"/><text:bookmark-end text:name="h.bg73mg6ve6f1"/><text:span text:style-name="T141_1">Wie</text:span><text:span text:style-name="T141_2"><text:s/></text:span><text:span text:style-name="T141_3">lassen</text:span><text:span text:style-name="T141_4"><text:s/></text:span><text:span text:style-name="T141_5">sich</text:span><text:span text:style-name="T141_6"><text:s/></text:span><text:span text:style-name="T141_7">die</text:span><text:span text:style-name="T141_8"><text:s/></text:span><text:span text:style-name="T141_9">insgesamt</text:span><text:span text:style-name="T141_10"><text:s/></text:span><text:span text:style-name="T141_11">m</text:span><text:span text:style-name="T141_12"><text:s/></text:span><text:span text:style-name="T141_13">Merkmale</text:span><text:span text:style-name="T141_14"><text:s/></text:span><text:span text:style-name="T141_15">beschreiben</text:span><text:span text:style-name="T141_16">,<text:s/></text:span><text:span text:style-name="T141_17">so</text:span><text:span text:style-name="T141_18"><text:s/></text:span><text:span text:style-name="T141_19">dass</text:span><text:span text:style-name="T141_20"><text:s/></text:span><text:span text:style-name="T141_21">aus</text:span><text:span text:style-name="T141_22"><text:s/></text:span><text:span text:style-name="T141_23">dieser</text:span><text:span text:style-name="T141_24"><text:s/></text:span><text:span text:style-name="T141_25">Merkmalsbeschreibung</text:span><text:span text:style-name="T141_26"><text:s/></text:span><text:span text:style-name="T141_27">klar</text:span><text:span text:style-name="T141_28"><text:s/></text:span><text:span text:style-name="T141_29">wird</text:span><text:span text:style-name="T141_30">,<text:s/></text:span><text:span text:style-name="T141_31">welches</text:span><text:span text:style-name="T141_32"><text:s/></text:span><text:span text:style-name="T141_33">Thema</text:span><text:span text:style-name="T141_34"><text:s/></text:span><text:span text:style-name="T141_35">den</text:span><text:span text:style-name="T141_36"><text:s/></text:span><text:span text:style-name="T141_37">Artikeln</text:span><text:span text:style-name="T141_38">,<text:s/></text:span><text:span text:style-name="T141_39">in</text:span><text:span text:style-name="T141_40"><text:s/></text:span><text:span text:style-name="T141_41">denen</text:span><text:span text:style-name="T141_42"><text:s/></text:span><text:span text:style-name="T141_43">das</text:span><text:span text:style-name="T141_44"><text:s/></text:span><text:span text:style-name="T141_45">Merkmal</text:span><text:span text:style-name="T141_46"><text:s/></text:span><text:span text:style-name="T141_47">stark</text:span><text:span text:style-name="T141_48"><text:s/></text:span><text:span text:style-name="T141_49">vertreten</text:span><text:span text:style-name="T141_50"><text:s/></text:span><text:span text:style-name="T141_51">ist</text:span><text:span text:style-name="T141_52">,<text:s/></text:span><text:span text:style-name="T141_53">behandelt</text:span><text:span text:style-name="T141_54"><text:s/></text:span><text:span text:style-name="T141_55">wird</text:span><text:span text:style-name="T141_56">?</text:span></text:h>
      <text:p text:style-name="P142"/>
      <text:p text:style-name="P143"><text:span text:style-name="T143_1">Ein</text:span><text:span text:style-name="T143_2"><text:s/></text:span><text:span text:style-name="T143_3">Merkmal</text:span><text:span text:style-name="T143_4"><text:s/></text:span><text:span text:style-name="T143_5">m</text:span><text:span text:style-name="T143_6"><text:s/></text:span><text:span text:style-name="T143_7">lässt</text:span><text:span text:style-name="T143_8"><text:s/></text:span><text:span text:style-name="T143_9">sich</text:span><text:span text:style-name="T143_10"><text:s/></text:span><text:span text:style-name="T143_11">durch</text:span><text:span text:style-name="T143_12"><text:s/></text:span><text:span text:style-name="T143_13">eine</text:span><text:span text:style-name="T143_14"><text:s/></text:span><text:span text:style-name="T143_15">Menge</text:span><text:span text:style-name="T143_16"><text:s/></text:span><text:span text:style-name="T143_17">der</text:span><text:span text:style-name="T143_18"><text:s/></text:span><text:span text:style-name="T143_19">wichtigsten</text:span><text:span text:style-name="T143_20"><text:s/></text:span><text:span text:style-name="T143_21">Wörter</text:span><text:span text:style-name="T143_22"><text:s/></text:span><text:span text:style-name="T143_23">für</text:span><text:span text:style-name="T143_24"><text:s/></text:span><text:span text:style-name="T143_25">das</text:span><text:span text:style-name="T143_26"><text:s/></text:span><text:span text:style-name="T143_27">jeweilige</text:span><text:span text:style-name="T143_28"><text:s/></text:span><text:span text:style-name="T143_29">Merkmal</text:span><text:span text:style-name="T143_30"><text:s/></text:span><text:span text:style-name="T143_31">beschreiben</text:span><text:span text:style-name="T143_32">.<text:s/><text:line-break/></text:span><text:span text:style-name="T143_33">Hierfür</text:span><text:span text:style-name="T143_34"><text:s/></text:span><text:span text:style-name="T143_35">müssen</text:span><text:span text:style-name="T143_36"><text:s/></text:span><text:span text:style-name="T143_37">nur</text:span><text:span text:style-name="T143_38"><text:s/></text:span><text:span text:style-name="T143_39">die</text:span><text:span text:style-name="T143_40"><text:s/></text:span><text:span text:style-name="T143_41">Worte</text:span><text:span text:style-name="T143_42"><text:s/></text:span><text:span text:style-name="T143_43">nach</text:span><text:span text:style-name="T143_44"><text:s/></text:span><text:span text:style-name="T143_45">ihrer</text:span><text:span text:style-name="T143_46"><text:s/></text:span><text:span text:style-name="T143_47">Gewichtung</text:span><text:span text:style-name="T143_48"><text:s/></text:span><text:span text:style-name="T143_49">in</text:span><text:span text:style-name="T143_50"><text:s/></text:span><text:span text:style-name="T143_51">H</text:span><text:span text:style-name="T143_52"><text:s/></text:span><text:span text:style-name="T143_53">sortiert</text:span><text:span text:style-name="T143_54"><text:s/></text:span><text:span text:style-name="T143_55">werden</text:span><text:span text:style-name="T143_56">.<text:s/></text:span><text:span text:style-name="T143_57">Zur</text:span><text:span text:style-name="T143_58"><text:s/></text:span><text:span text:style-name="T143_59">Übersichtlichkeit</text:span><text:span text:style-name="T143_60"><text:s/></text:span><text:span text:style-name="T143_61">wählt</text:span><text:span text:style-name="T143_62"><text:s/></text:span><text:span text:style-name="T143_63">man</text:span><text:span text:style-name="T143_64"><text:s/></text:span><text:span text:style-name="T143_65">eine</text:span><text:span text:style-name="T143_66"><text:s/></text:span><text:span text:style-name="T143_67">Obergrenze</text:span><text:span text:style-name="T143_68">,<text:s/></text:span><text:span text:style-name="T143_69">hier</text:span><text:span text:style-name="T143_70"><text:s/></text:span><text:span text:style-name="T143_71">N</text:span><text:span text:style-name="T143_72">=6<text:s/></text:span><text:span text:style-name="T143_73">Worte</text:span><text:span text:style-name="T143_74">,<text:s/></text:span><text:span text:style-name="T143_75">die</text:span><text:span text:style-name="T143_76"><text:s/></text:span><text:span text:style-name="T143_77">das</text:span><text:span text:style-name="T143_78"><text:s/></text:span><text:span text:style-name="T143_79">Merkmal</text:span><text:span text:style-name="T143_80"><text:s/></text:span><text:span text:style-name="T143_81">beschreiben</text:span><text:span text:style-name="T143_82">.</text:span></text:p>
      <text:p text:style-name="P144"/>
      <text:p text:style-name="P1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